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transparent" fo:border="0.06pt solid 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79448" fo:border="0.06pt solid #000000"/>
    </style:style>
    <style:style style:name="ce4" style:family="table-cell" style:parent-style-name="Default">
      <style:table-cell-properties fo:background-color="#add58a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1"/>
    <style:style style:name="ce7" style:family="table-cell" style:parent-style-name="Default">
      <style:table-cell-properties fo:background-color="#8ccfb7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8ccfb7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2" style:family="table-cell" style:parent-style-name="Default" style:data-style-name="N11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MAXN" table:style-name="ta1">
        <table:table-column table:style-name="co1" table:default-cell-style-name="ce5"/>
        <table:table-column table:style-name="co2" table:number-columns-repeated="10" table:default-cell-style-name="ce5"/>
        <table:table-column table:style-name="co3" table:default-cell-style-name="ce5"/>
        <table:table-column table:style-name="co2" table:number-columns-repeated="1012" table:default-cell-style-name="ce5"/>
        <table:table-row table:style-name="ro1">
          <table:table-cell table:style-name="Default"/>
          <table:table-cell table:style-name="ce7" office:value-type="string" calcext:value-type="string" table:number-columns-spanned="7" table:number-rows-spanned="1">
            <text:p>Q4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Default" table:number-columns-repeated="5"/>
          <table:table-cell table:number-columns-repeated="3"/>
          <table:table-cell table:style-name="ce1" table:number-columns-repeated="2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style-name="ce1" table:number-columns-repeated="4"/>
          <table:table-cell table:number-columns-repeated="972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No_csr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Default" table:number-columns-repeated="5"/>
          <table:table-cell table:number-columns-repeated="3"/>
          <table:table-cell table:style-name="ce1" table:number-columns-repeated="2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style-name="Default" table:number-columns-repeated="3"/>
          <table:table-cell table:style-name="ce1" table:number-columns-repeated="2"/>
          <table:table-cell table:style-name="ce11" table:number-columns-spanned="6" table:number-rows-spanned="1"/>
          <table:covered-table-cell table:style-name="ce11"/>
          <table:covered-table-cell table:number-columns-repeated="4" table:style-name="ce1"/>
          <table:table-cell table:style-name="ce1"/>
          <table:table-cell table:style-name="ce11" table:number-columns-spanned="6" table:number-rows-spanned="1"/>
          <table:covered-table-cell table:style-name="ce11"/>
          <table:covered-table-cell table:number-columns-repeated="4" table:style-name="ce1"/>
          <table:table-cell table:style-name="ce1"/>
          <table:table-cell table:style-name="ce11" table:number-columns-spanned="6" table:number-rows-spanned="1"/>
          <table:covered-table-cell table:style-name="ce11"/>
          <table:covered-table-cell table:number-columns-repeated="4" table:style-name="ce1"/>
          <table:table-cell table:number-columns-repeated="972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style-name="ce1" table:number-columns-repeated="6"/>
          <table:table-cell table:style-name="ce2" table:number-columns-repeated="4"/>
          <table:table-cell table:style-name="ce11"/>
          <table:table-cell table:style-name="ce1"/>
          <table:table-cell table:style-name="ce11"/>
          <table:table-cell table:style-name="ce2" table:number-columns-repeated="5"/>
          <table:table-cell table:style-name="ce11"/>
          <table:table-cell table:style-name="Default" table:number-columns-repeated="3"/>
          <table:table-cell table:style-name="ce1" table:number-columns-repeated="22"/>
          <table:table-cell table:number-columns-repeated="972"/>
        </table:table-row>
        <table:table-row table:style-name="ro1">
          <table:table-cell table:style-name="Default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Default" table:number-columns-repeated="2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style-name="ce1" table:number-columns-repeated="14"/>
          <table:table-cell table:style-name="Default" table:number-columns-repeated="3"/>
          <table:table-cell table:style-name="ce2"/>
          <table:table-cell table:style-name="ce1" table:number-columns-repeated="6"/>
          <table:table-cell table:style-name="ce2"/>
          <table:table-cell table:style-name="ce1" table:number-columns-repeated="7"/>
          <table:table-cell table:style-name="ce2"/>
          <table:table-cell table:style-name="ce1" table:number-columns-repeated="6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2.52432" calcext:value-type="float">
            <text:p>2.52432</text:p>
          </table:table-cell>
          <table:table-cell table:style-name="ce1" office:value-type="float" office:value="361.86" calcext:value-type="float">
            <text:p>361.86</text:p>
          </table:table-cell>
          <table:table-cell table:style-name="ce1" office:value-type="float" office:value="275.33" calcext:value-type="float">
            <text:p>275.33</text:p>
          </table:table-cell>
          <table:table-cell table:style-name="ce1" office:value-type="float" office:value="274.82" calcext:value-type="float">
            <text:p>274.82</text:p>
          </table:table-cell>
          <table:table-cell table:style-name="ce1" office:value-type="float" office:value="6.914" calcext:value-type="float">
            <text:p>6.914</text:p>
          </table:table-cell>
          <table:table-cell table:style-name="ce1" office:value-type="float" office:value="20.936" calcext:value-type="float">
            <text:p>20.936</text:p>
          </table:table-cell>
          <table:table-cell table:style-name="ce1" office:value-type="float" office:value="8.484" calcext:value-type="float">
            <text:p>8.484</text:p>
          </table:table-cell>
          <table:table-cell table:style-name="Default"/>
          <table:table-cell table:style-name="ce1" office:value-type="string" calcext:value-type="string">
            <text:p>FB_metrics</text:p>
          </table:table-cell>
          <table:table-cell table:style-name="ce6" office:value-type="percentage" office:value="0.5" calcext:value-type="percentage">
            <text:p>50.00%</text:p>
          </table:table-cell>
          <table:table-cell table:style-name="ce12" office:value-type="percentage" office:value="0.8392" calcext:value-type="percentage">
            <text:p>83.92%</text:p>
          </table:table-cell>
          <table:table-cell table:style-name="ce12" office:value-type="percentage" office:value="0.0621" calcext:value-type="percentage">
            <text:p>6.21%</text:p>
          </table:table-cell>
          <table:table-cell table:style-name="ce1" table:number-columns-repeated="14"/>
          <table:table-cell table:style-name="Default" table:number-columns-repeated="3"/>
          <table:table-cell table:style-name="ce1" table:number-columns-repeated="6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2.317536" calcext:value-type="float">
            <text:p>2.317536</text:p>
          </table:table-cell>
          <table:table-cell table:style-name="ce1" office:value-type="float" office:value="323.98" calcext:value-type="float">
            <text:p>323.98</text:p>
          </table:table-cell>
          <table:table-cell table:style-name="ce1" office:value-type="float" office:value="281.24" calcext:value-type="float">
            <text:p>281.24</text:p>
          </table:table-cell>
          <table:table-cell table:style-name="ce1" office:value-type="float" office:value="296.29" calcext:value-type="float">
            <text:p>296.29</text:p>
          </table:table-cell>
          <table:table-cell table:style-name="ce1" office:value-type="float" office:value="7.394" calcext:value-type="float">
            <text:p>7.394</text:p>
          </table:table-cell>
          <table:table-cell table:style-name="ce1" office:value-type="float" office:value="21.29" calcext:value-type="float">
            <text:p>21.29</text:p>
          </table:table-cell>
          <table:table-cell table:style-name="ce1" office:value-type="float" office:value="6.659" calcext:value-type="float">
            <text:p>6.659</text:p>
          </table:table-cell>
          <table:table-cell table:style-name="ce1"/>
          <table:table-cell table:style-name="ce1" office:value-type="string" calcext:value-type="string">
            <text:p>CN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8518" calcext:value-type="percentage">
            <text:p>85.18%</text:p>
          </table:table-cell>
          <table:table-cell table:style-name="ce6" office:value-type="percentage" office:value="0.2474" calcext:value-type="percentage">
            <text:p>24.74%</text:p>
          </table:table-cell>
          <table:table-cell table:style-name="ce2"/>
          <table:table-cell table:style-name="ce1" table:number-columns-repeated="13"/>
          <table:table-cell table:style-name="Default" table:number-columns-repeated="3"/>
          <table:table-cell table:style-name="ce2"/>
          <table:table-cell table:style-name="ce1" table:number-columns-repeated="5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2.577184" calcext:value-type="float">
            <text:p>2.577184</text:p>
          </table:table-cell>
          <table:table-cell table:style-name="ce1" office:value-type="float" office:value="325.38" calcext:value-type="float">
            <text:p>325.38</text:p>
          </table:table-cell>
          <table:table-cell table:style-name="ce1" office:value-type="float" office:value="280.88" calcext:value-type="float">
            <text:p>280.88</text:p>
          </table:table-cell>
          <table:table-cell table:style-name="ce1" office:value-type="float" office:value="296.21" calcext:value-type="float">
            <text:p>296.21</text:p>
          </table:table-cell>
          <table:table-cell table:style-name="ce1" office:value-type="float" office:value="3.264" calcext:value-type="float">
            <text:p>3.264</text:p>
          </table:table-cell>
          <table:table-cell table:style-name="ce1" office:value-type="float" office:value="21.801" calcext:value-type="float">
            <text:p>21.801</text:p>
          </table:table-cell>
          <table:table-cell table:style-name="ce1" office:value-type="float" office:value="6.017" calcext:value-type="float">
            <text:p>6.017</text:p>
          </table:table-cell>
          <table:table-cell table:style-name="ce1"/>
          <table:table-cell table:style-name="ce1" office:value-type="string" calcext:value-type="string">
            <text:p>VN</text:p>
          </table:table-cell>
          <table:table-cell table:style-name="ce6" office:value-type="percentage" office:value="0.98" calcext:value-type="percentage">
            <text:p>98.00%</text:p>
          </table:table-cell>
          <table:table-cell table:style-name="ce12" office:value-type="percentage" office:value="0.857" calcext:value-type="percentage">
            <text:p>85.70%</text:p>
          </table:table-cell>
          <table:table-cell table:style-name="ce12" office:value-type="percentage" office:value="0.1862" calcext:value-type="percentage">
            <text:p>18.62%</text:p>
          </table:table-cell>
          <table:table-cell table:style-name="ce2"/>
          <table:table-cell table:style-name="ce1" table:number-columns-repeated="13"/>
          <table:table-cell table:style-name="Default" table:number-columns-repeated="3"/>
          <table:table-cell table:style-name="ce2"/>
          <table:table-cell table:style-name="ce1" table:number-columns-repeated="5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2.5904" calcext:value-type="float">
            <text:p>2.5904</text:p>
          </table:table-cell>
          <table:table-cell table:style-name="ce1" office:value-type="float" office:value="323.99" calcext:value-type="float">
            <text:p>323.99</text:p>
          </table:table-cell>
          <table:table-cell table:style-name="ce1" office:value-type="float" office:value="280.64" calcext:value-type="float">
            <text:p>280.64</text:p>
          </table:table-cell>
          <table:table-cell table:style-name="ce1" office:value-type="float" office:value="296.33" calcext:value-type="float">
            <text:p>296.33</text:p>
          </table:table-cell>
          <table:table-cell table:style-name="ce1" office:value-type="float" office:value="7.076" calcext:value-type="float">
            <text:p>7.076</text:p>
          </table:table-cell>
          <table:table-cell table:style-name="ce1" office:value-type="float" office:value="17.959" calcext:value-type="float">
            <text:p>17.959</text:p>
          </table:table-cell>
          <table:table-cell table:style-name="ce1" office:value-type="float" office:value="6.082" calcext:value-type="float">
            <text:p>6.082</text:p>
          </table:table-cell>
          <table:table-cell table:style-name="ce1" table:number-columns-repeated="4"/>
          <table:table-cell table:style-name="ce6"/>
          <table:table-cell table:style-name="ce2"/>
          <table:table-cell table:style-name="ce1" table:number-columns-repeated="13"/>
          <table:table-cell table:style-name="Default" table:number-columns-repeated="3"/>
          <table:table-cell table:style-name="ce2"/>
          <table:table-cell table:style-name="ce1" table:number-columns-repeated="5"/>
          <table:table-cell table:style-name="ce2" table:number-columns-repeated="2"/>
          <table:table-cell table:style-name="ce1" table:number-columns-repeated="5"/>
          <table:table-cell table:style-name="ce2" table:number-columns-repeated="3"/>
          <table:table-cell table:style-name="ce1" table:number-columns-repeated="4"/>
          <table:table-cell table:style-name="ce2" table:number-columns-repeated="2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2.569152" calcext:value-type="float">
            <text:p>2.569152</text:p>
          </table:table-cell>
          <table:table-cell table:style-name="ce1" office:value-type="float" office:value="323.61" calcext:value-type="float">
            <text:p>323.61</text:p>
          </table:table-cell>
          <table:table-cell table:style-name="ce1" office:value-type="float" office:value="279.14" calcext:value-type="float">
            <text:p>279.14</text:p>
          </table:table-cell>
          <table:table-cell table:style-name="ce1" office:value-type="float" office:value="296.01" calcext:value-type="float">
            <text:p>296.01</text:p>
          </table:table-cell>
          <table:table-cell table:style-name="ce1" office:value-type="float" office:value="4.77" calcext:value-type="float">
            <text:p>4.77</text:p>
          </table:table-cell>
          <table:table-cell table:style-name="ce1" office:value-type="float" office:value="21.74" calcext:value-type="float">
            <text:p>21.74</text:p>
          </table:table-cell>
          <table:table-cell table:style-name="ce1" office:value-type="float" office:value="2.657" calcext:value-type="float">
            <text:p>2.657</text:p>
          </table:table-cell>
          <table:table-cell table:style-name="ce1" table:number-columns-repeated="5"/>
          <table:table-cell table:style-name="ce2"/>
          <table:table-cell table:style-name="ce1" table:number-columns-repeated="13"/>
          <table:table-cell table:style-name="Default" table:number-columns-repeated="3"/>
          <table:table-cell table:style-name="ce1" table:number-columns-repeated="7"/>
          <table:table-cell table:style-name="ce2"/>
          <table:table-cell table:style-name="ce1" table:number-columns-repeated="7"/>
          <table:table-cell table:style-name="ce2"/>
          <table:table-cell table:style-name="ce1" table:number-columns-repeated="6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4.387616" calcext:value-type="float">
            <text:p>4.387616</text:p>
          </table:table-cell>
          <table:table-cell table:style-name="ce1" office:value-type="float" office:value="334.72" calcext:value-type="float">
            <text:p>334.72</text:p>
          </table:table-cell>
          <table:table-cell table:style-name="ce1" office:value-type="float" office:value="282.92" calcext:value-type="float">
            <text:p>282.92</text:p>
          </table:table-cell>
          <table:table-cell table:style-name="ce1" office:value-type="float" office:value="299.22" calcext:value-type="float">
            <text:p>299.22</text:p>
          </table:table-cell>
          <table:table-cell table:style-name="ce1" office:value-type="float" office:value="6.725" calcext:value-type="float">
            <text:p>6.725</text:p>
          </table:table-cell>
          <table:table-cell table:style-name="ce1" office:value-type="float" office:value="21.642" calcext:value-type="float">
            <text:p>21.642</text:p>
          </table:table-cell>
          <table:table-cell table:style-name="ce1" office:value-type="float" office:value="9.188" calcext:value-type="float">
            <text:p>9.188</text:p>
          </table:table-cell>
          <table:table-cell table:style-name="ce1" table:number-columns-repeated="22"/>
          <table:table-cell table:style-name="ce2"/>
          <table:table-cell table:style-name="ce1" table:number-columns-repeated="14"/>
          <table:table-cell table:style-name="ce2"/>
          <table:table-cell table:style-name="ce1" table:number-columns-repeated="6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2.72384" calcext:value-type="float">
            <text:p>2.72384</text:p>
          </table:table-cell>
          <table:table-cell table:style-name="ce2" office:value-type="float" office:value="325.49" calcext:value-type="float">
            <text:p>325.49</text:p>
          </table:table-cell>
          <table:table-cell table:style-name="ce2" office:value-type="float" office:value="281.53" calcext:value-type="float">
            <text:p>281.53</text:p>
          </table:table-cell>
          <table:table-cell table:style-name="ce1" office:value-type="float" office:value="296.74" calcext:value-type="float">
            <text:p>296.74</text:p>
          </table:table-cell>
          <table:table-cell table:style-name="ce1" office:value-type="float" office:value="4.737" calcext:value-type="float">
            <text:p>4.737</text:p>
          </table:table-cell>
          <table:table-cell table:style-name="ce1" office:value-type="float" office:value="21.195" calcext:value-type="float">
            <text:p>21.195</text:p>
          </table:table-cell>
          <table:table-cell table:style-name="ce1" office:value-type="float" office:value="6.084" calcext:value-type="float">
            <text:p>6.084</text:p>
          </table:table-cell>
          <table:table-cell table:style-name="Default" table:number-columns-repeated="4"/>
          <table:table-cell table:style-name="ce1"/>
          <table:table-cell table:style-name="ce2" table:number-columns-repeated="2"/>
          <table:table-cell table:style-name="ce1" table:number-columns-repeated="6"/>
          <table:table-cell table:style-name="ce2" table:number-columns-repeated="2"/>
          <table:table-cell table:style-name="ce1" table:number-columns-repeated="6"/>
          <table:table-cell table:style-name="ce2"/>
          <table:table-cell table:style-name="ce1" table:number-columns-repeated="6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2.643488" calcext:value-type="float">
            <text:p>2.643488</text:p>
          </table:table-cell>
          <table:table-cell table:style-name="ce1" office:value-type="float" office:value="326.88" calcext:value-type="float">
            <text:p>326.88</text:p>
          </table:table-cell>
          <table:table-cell table:style-name="ce1" office:value-type="float" office:value="282.77" calcext:value-type="float">
            <text:p>282.77</text:p>
          </table:table-cell>
          <table:table-cell table:style-name="ce1" office:value-type="float" office:value="298.01" calcext:value-type="float">
            <text:p>298.01</text:p>
          </table:table-cell>
          <table:table-cell table:style-name="ce1" office:value-type="float" office:value="7.234" calcext:value-type="float">
            <text:p>7.234</text:p>
          </table:table-cell>
          <table:table-cell table:style-name="ce1" office:value-type="float" office:value="21.514" calcext:value-type="float">
            <text:p>21.514</text:p>
          </table:table-cell>
          <table:table-cell table:style-name="ce1" office:value-type="float" office:value="3.681" calcext:value-type="float">
            <text:p>3.681</text:p>
          </table:table-cell>
          <table:table-cell table:style-name="Default" table:number-columns-repeated="4"/>
          <table:table-cell table:style-name="ce1" table:number-columns-repeated="17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2.70112" calcext:value-type="float">
            <text:p>2.70112</text:p>
          </table:table-cell>
          <table:table-cell table:style-name="ce2" office:value-type="float" office:value="325.37" calcext:value-type="float">
            <text:p>325.37</text:p>
          </table:table-cell>
          <table:table-cell table:style-name="ce2" office:value-type="float" office:value="280.45" calcext:value-type="float">
            <text:p>280.45</text:p>
          </table:table-cell>
          <table:table-cell table:style-name="ce2" office:value-type="float" office:value="295.91" calcext:value-type="float">
            <text:p>295.91</text:p>
          </table:table-cell>
          <table:table-cell table:style-name="ce2" office:value-type="float" office:value="6.722" calcext:value-type="float">
            <text:p>6.722</text:p>
          </table:table-cell>
          <table:table-cell table:style-name="ce2" office:value-type="float" office:value="21.387" calcext:value-type="float">
            <text:p>21.387</text:p>
          </table:table-cell>
          <table:table-cell table:style-name="ce1" office:value-type="float" office:value="7.298" calcext:value-type="float">
            <text:p>7.298</text:p>
          </table:table-cell>
          <table:table-cell table:style-name="ce1" table:number-columns-repeated="5"/>
          <table:table-cell table:style-name="ce2" table:number-columns-repeated="5"/>
          <table:table-cell table:style-name="ce1" table:number-columns-repeated="3"/>
          <table:table-cell table:style-name="ce2" table:number-columns-repeated="5"/>
          <table:table-cell table:style-name="ce1" table:number-columns-repeated="4"/>
          <table:table-cell table:style-name="ce2"/>
          <table:table-cell table:style-name="ce1" table:number-columns-repeated="6"/>
          <table:table-cell table:style-name="ce2"/>
          <table:table-cell table:style-name="ce1" table:number-columns-repeated="7"/>
          <table:table-cell table:style-name="ce2"/>
          <table:table-cell table:style-name="ce1" table:number-columns-repeated="3"/>
          <table:table-cell table:style-name="ce2"/>
          <table:table-cell table:style-name="ce1" table:number-columns-repeated="2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2.56976" calcext:value-type="float">
            <text:p>2.56976</text:p>
          </table:table-cell>
          <table:table-cell table:style-name="ce2" office:value-type="float" office:value="340.54" calcext:value-type="float">
            <text:p>340.54</text:p>
          </table:table-cell>
          <table:table-cell table:style-name="ce2" office:value-type="float" office:value="281.28" calcext:value-type="float">
            <text:p>281.28</text:p>
          </table:table-cell>
          <table:table-cell table:style-name="ce2" office:value-type="float" office:value="302.57" calcext:value-type="float">
            <text:p>302.57</text:p>
          </table:table-cell>
          <table:table-cell table:style-name="ce2" office:value-type="float" office:value="3.009" calcext:value-type="float">
            <text:p>3.009</text:p>
          </table:table-cell>
          <table:table-cell table:style-name="ce2" office:value-type="float" office:value="11.364" calcext:value-type="float">
            <text:p>11.364</text:p>
          </table:table-cell>
          <table:table-cell table:style-name="ce1" office:value-type="float" office:value="6.244" calcext:value-type="float">
            <text:p>6.244</text:p>
          </table:table-cell>
          <table:table-cell table:style-name="Default" table:number-columns-repeated="4"/>
          <table:table-cell table:style-name="ce1"/>
          <table:table-cell table:style-name="ce2" table:number-columns-repeated="5"/>
          <table:table-cell table:style-name="ce1" table:number-columns-repeated="3"/>
          <table:table-cell table:style-name="ce2" table:number-columns-repeated="5"/>
          <table:table-cell table:style-name="ce1" table:number-columns-repeated="3"/>
          <table:table-cell table:style-name="ce2"/>
          <table:table-cell table:style-name="ce1" table:number-columns-repeated="6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2.64112" calcext:value-type="float">
            <text:p>2.64112</text:p>
          </table:table-cell>
          <table:table-cell table:style-name="ce2" office:value-type="float" office:value="326.79" calcext:value-type="float">
            <text:p>326.79</text:p>
          </table:table-cell>
          <table:table-cell table:style-name="ce2" office:value-type="float" office:value="282.42" calcext:value-type="float">
            <text:p>282.42</text:p>
          </table:table-cell>
          <table:table-cell table:style-name="ce2" office:value-type="float" office:value="296.99" calcext:value-type="float">
            <text:p>296.99</text:p>
          </table:table-cell>
          <table:table-cell table:style-name="ce2" office:value-type="float" office:value="2.945" calcext:value-type="float">
            <text:p>2.945</text:p>
          </table:table-cell>
          <table:table-cell table:style-name="ce2" office:value-type="float" office:value="21.318" calcext:value-type="float">
            <text:p>21.318</text:p>
          </table:table-cell>
          <table:table-cell table:style-name="ce2" office:value-type="float" office:value="2.945" calcext:value-type="float">
            <text:p>2.945</text:p>
          </table:table-cell>
          <table:table-cell table:style-name="ce2" table:number-columns-repeated="4"/>
          <table:table-cell table:style-name="ce1"/>
          <table:table-cell table:style-name="ce2" table:number-columns-repeated="6"/>
          <table:table-cell table:style-name="ce1" table:number-columns-repeated="2"/>
          <table:table-cell table:style-name="ce2" table:number-columns-repeated="6"/>
          <table:table-cell table:style-name="ce1" table:number-columns-repeated="2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3.1464" calcext:value-type="float">
            <text:p>3.1464</text:p>
          </table:table-cell>
          <table:table-cell table:style-name="ce2" office:value-type="float" office:value="324.76" calcext:value-type="float">
            <text:p>324.76</text:p>
          </table:table-cell>
          <table:table-cell table:style-name="ce2" office:value-type="float" office:value="280.61" calcext:value-type="float">
            <text:p>280.61</text:p>
          </table:table-cell>
          <table:table-cell table:style-name="ce2" office:value-type="float" office:value="295.82" calcext:value-type="float">
            <text:p>295.82</text:p>
          </table:table-cell>
          <table:table-cell table:style-name="ce2" office:value-type="float" office:value="7.203" calcext:value-type="float">
            <text:p>7.203</text:p>
          </table:table-cell>
          <table:table-cell table:style-name="ce2" office:value-type="float" office:value="21.516" calcext:value-type="float">
            <text:p>21.516</text:p>
          </table:table-cell>
          <table:table-cell table:style-name="ce2" office:value-type="float" office:value="2.882" calcext:value-type="float">
            <text:p>2.882</text:p>
          </table:table-cell>
          <table:table-cell table:style-name="Default" table:number-columns-repeated="4"/>
          <table:table-cell table:style-name="ce2" table:number-columns-repeated="7"/>
          <table:table-cell table:style-name="ce1"/>
          <table:table-cell table:style-name="ce2" table:number-columns-repeated="7"/>
          <table:table-cell table:style-name="ce1" table:number-columns-repeated="3"/>
          <table:table-cell table:style-name="ce2"/>
          <table:table-cell table:style-name="ce1" table:number-columns-repeated="6"/>
          <table:table-cell table:style-name="ce2"/>
          <table:table-cell table:style-name="ce1" table:number-columns-repeated="7"/>
          <table:table-cell table:style-name="ce2"/>
          <table:table-cell table:style-name="ce1" table:number-columns-repeated="6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3.2376" calcext:value-type="float">
            <text:p>3.2376</text:p>
          </table:table-cell>
          <table:table-cell table:style-name="ce2" office:value-type="float" office:value="368.33" calcext:value-type="float">
            <text:p>368.33</text:p>
          </table:table-cell>
          <table:table-cell table:style-name="ce2" office:value-type="float" office:value="248.08" calcext:value-type="float">
            <text:p>248.08</text:p>
          </table:table-cell>
          <table:table-cell table:style-name="ce2" office:value-type="float" office:value="329.24" calcext:value-type="float">
            <text:p>329.24</text:p>
          </table:table-cell>
          <table:table-cell table:style-name="ce2" office:value-type="float" office:value="7.012" calcext:value-type="float">
            <text:p>7.012</text:p>
          </table:table-cell>
          <table:table-cell table:style-name="ce2" office:value-type="float" office:value="21.514" calcext:value-type="float">
            <text:p>21.514</text:p>
          </table:table-cell>
          <table:table-cell table:style-name="ce2" office:value-type="float" office:value="3.649" calcext:value-type="float">
            <text:p>3.649</text:p>
          </table:table-cell>
          <table:table-cell table:style-name="Default" table:number-columns-repeated="4"/>
          <table:table-cell table:style-name="ce2" table:number-columns-repeated="7"/>
          <table:table-cell table:style-name="ce1"/>
          <table:table-cell table:style-name="ce2" table:number-columns-repeated="7"/>
          <table:table-cell table:style-name="ce1" table:number-columns-repeated="2"/>
          <table:table-cell table:style-name="ce2"/>
          <table:table-cell table:style-name="ce1" table:number-columns-repeated="6"/>
          <table:table-cell table:style-name="ce2" table:number-columns-repeated="2"/>
          <table:table-cell table:style-name="ce1" table:number-columns-repeated="4"/>
          <table:table-cell table:style-name="ce2" table:number-columns-repeated="2"/>
          <table:table-cell table:style-name="ce1"/>
          <table:table-cell table:style-name="ce2"/>
          <table:table-cell table:style-name="ce1" table:number-columns-repeated="3"/>
          <table:table-cell table:style-name="ce2" table:number-columns-repeated="2"/>
          <table:table-cell table:style-name="ce1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2.68016" calcext:value-type="float">
            <text:p>2.68016</text:p>
          </table:table-cell>
          <table:table-cell table:style-name="ce2" office:value-type="float" office:value="326.69" calcext:value-type="float">
            <text:p>326.69</text:p>
          </table:table-cell>
          <table:table-cell table:style-name="ce2" office:value-type="float" office:value="283.7" calcext:value-type="float">
            <text:p>283.7</text:p>
          </table:table-cell>
          <table:table-cell table:style-name="ce2" office:value-type="float" office:value="298.49" calcext:value-type="float">
            <text:p>298.49</text:p>
          </table:table-cell>
          <table:table-cell table:style-name="ce2" office:value-type="float" office:value="6.978" calcext:value-type="float">
            <text:p>6.978</text:p>
          </table:table-cell>
          <table:table-cell table:style-name="ce2" office:value-type="float" office:value="21.481" calcext:value-type="float">
            <text:p>21.481</text:p>
          </table:table-cell>
          <table:table-cell table:style-name="ce2" office:value-type="float" office:value="3.683" calcext:value-type="float">
            <text:p>3.683</text:p>
          </table:table-cell>
          <table:table-cell table:style-name="ce2" table:number-columns-repeated="11"/>
          <table:table-cell table:style-name="ce1"/>
          <table:table-cell table:style-name="ce2" table:number-columns-repeated="7"/>
          <table:table-cell table:style-name="ce1" table:number-columns-repeated="2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 table:number-columns-repeated="2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2.71904" calcext:value-type="float">
            <text:p>2.71904</text:p>
          </table:table-cell>
          <table:table-cell table:style-name="ce2" office:value-type="float" office:value="324.57" calcext:value-type="float">
            <text:p>324.57</text:p>
          </table:table-cell>
          <table:table-cell table:style-name="ce2" office:value-type="float" office:value="280.3" calcext:value-type="float">
            <text:p>280.3</text:p>
          </table:table-cell>
          <table:table-cell table:style-name="ce2" office:value-type="float" office:value="295.76" calcext:value-type="float">
            <text:p>295.76</text:p>
          </table:table-cell>
          <table:table-cell table:style-name="ce2" office:value-type="float" office:value="6.242" calcext:value-type="float">
            <text:p>6.242</text:p>
          </table:table-cell>
          <table:table-cell table:style-name="ce2" office:value-type="float" office:value="21.16" calcext:value-type="float">
            <text:p>21.16</text:p>
          </table:table-cell>
          <table:table-cell table:style-name="ce2" office:value-type="float" office:value="7.011" calcext:value-type="float">
            <text:p>7.011</text:p>
          </table:table-cell>
          <table:table-cell table:style-name="Default" table:number-columns-repeated="4"/>
          <table:table-cell table:style-name="ce2" table:number-columns-repeated="7"/>
          <table:table-cell table:style-name="ce1" table:number-columns-repeated="2"/>
          <table:table-cell table:style-name="ce2" table:number-columns-repeated="6"/>
          <table:table-cell table:style-name="ce1" table:number-columns-repeated="2"/>
          <table:table-cell table:style-name="ce2" table:number-columns-repeated="2"/>
          <table:table-cell table:style-name="ce1" table:number-columns-repeated="5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2.908512" calcext:value-type="float">
            <text:p>2.908512</text:p>
          </table:table-cell>
          <table:table-cell table:style-name="ce1" office:value-type="float" office:value="328.14" calcext:value-type="float">
            <text:p>328.14</text:p>
          </table:table-cell>
          <table:table-cell table:style-name="ce1" office:value-type="float" office:value="283.09" calcext:value-type="float">
            <text:p>283.09</text:p>
          </table:table-cell>
          <table:table-cell table:style-name="ce1" office:value-type="float" office:value="297.66" calcext:value-type="float">
            <text:p>297.66</text:p>
          </table:table-cell>
          <table:table-cell table:style-name="ce1" office:value-type="float" office:value="6.754" calcext:value-type="float">
            <text:p>6.754</text:p>
          </table:table-cell>
          <table:table-cell table:style-name="ce1" office:value-type="float" office:value="22.218" calcext:value-type="float">
            <text:p>22.218</text:p>
          </table:table-cell>
          <table:table-cell table:style-name="ce2" office:value-type="float" office:value="3.074" calcext:value-type="float">
            <text:p>3.074</text:p>
          </table:table-cell>
          <table:table-cell table:style-name="Default" table:number-columns-repeated="4"/>
          <table:table-cell table:style-name="ce2"/>
          <table:table-cell table:style-name="ce1" table:number-columns-repeated="5"/>
          <table:table-cell table:style-name="ce2"/>
          <table:table-cell table:style-name="ce1" table:number-columns-repeated="7"/>
          <table:table-cell table:style-name="ce2"/>
          <table:table-cell table:style-name="ce1" table:number-columns-repeated="3"/>
          <table:table-cell table:style-name="ce2"/>
          <table:table-cell table:style-name="ce1" table:number-columns-repeated="6"/>
          <table:table-cell table:style-name="ce2"/>
          <table:table-cell table:style-name="ce1" table:number-columns-repeated="14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2.63984" calcext:value-type="float">
            <text:p>2.63984</text:p>
          </table:table-cell>
          <table:table-cell table:style-name="ce1" office:value-type="float" office:value="325.01" calcext:value-type="float">
            <text:p>325.01</text:p>
          </table:table-cell>
          <table:table-cell table:style-name="ce1" office:value-type="float" office:value="280.74" calcext:value-type="float">
            <text:p>280.74</text:p>
          </table:table-cell>
          <table:table-cell table:style-name="ce1" office:value-type="float" office:value="295.24" calcext:value-type="float">
            <text:p>295.24</text:p>
          </table:table-cell>
          <table:table-cell table:style-name="ce1" office:value-type="float" office:value="7.075" calcext:value-type="float">
            <text:p>7.075</text:p>
          </table:table-cell>
          <table:table-cell table:style-name="ce1" office:value-type="float" office:value="21.385" calcext:value-type="float">
            <text:p>21.385</text:p>
          </table:table-cell>
          <table:table-cell table:style-name="ce2" office:value-type="float" office:value="2.722" calcext:value-type="float">
            <text:p>2.722</text:p>
          </table:table-cell>
          <table:table-cell table:style-name="Default" table:number-columns-repeated="4"/>
          <table:table-cell table:style-name="ce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5"/>
          <table:table-cell table:style-name="ce2"/>
          <table:table-cell table:style-name="ce1" table:number-columns-repeated="5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style-name="ce2"/>
          <table:table-cell table:style-name="ce1" table:number-columns-repeated="6"/>
          <table:table-cell table:style-name="ce2"/>
          <table:table-cell table:style-name="ce1" table:number-columns-repeated="5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2.4944" calcext:value-type="float">
            <text:p>2.4944</text:p>
          </table:table-cell>
          <table:table-cell table:style-name="ce1" office:value-type="float" office:value="324.9" calcext:value-type="float">
            <text:p>324.9</text:p>
          </table:table-cell>
          <table:table-cell table:style-name="ce1" office:value-type="float" office:value="279.75" calcext:value-type="float">
            <text:p>279.75</text:p>
          </table:table-cell>
          <table:table-cell table:style-name="ce1" office:value-type="float" office:value="296.14" calcext:value-type="float">
            <text:p>296.14</text:p>
          </table:table-cell>
          <table:table-cell table:style-name="ce1" office:value-type="float" office:value="4.546" calcext:value-type="float">
            <text:p>4.546</text:p>
          </table:table-cell>
          <table:table-cell table:style-name="ce1" office:value-type="float" office:value="21.289" calcext:value-type="float">
            <text:p>21.289</text:p>
          </table:table-cell>
          <table:table-cell table:style-name="ce1" office:value-type="float" office:value="6.084" calcext:value-type="float">
            <text:p>6.084</text:p>
          </table:table-cell>
          <table:table-cell table:style-name="Default" table:number-columns-repeated="4"/>
          <table:table-cell table:style-name="ce1" table:number-columns-repeated="17"/>
          <table:table-cell table:style-name="ce2"/>
          <table:table-cell table:style-name="ce1" table:number-columns-repeated="6"/>
          <table:table-cell table:style-name="ce2"/>
          <table:table-cell table:style-name="ce1" table:number-columns-repeated="6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2.528" calcext:value-type="float">
            <text:p>2.528</text:p>
          </table:table-cell>
          <table:table-cell table:style-name="ce1" office:value-type="float" office:value="325.37" calcext:value-type="float">
            <text:p>325.37</text:p>
          </table:table-cell>
          <table:table-cell table:style-name="ce1" office:value-type="float" office:value="280.9" calcext:value-type="float">
            <text:p>280.9</text:p>
          </table:table-cell>
          <table:table-cell table:style-name="ce1" office:value-type="float" office:value="296.88" calcext:value-type="float">
            <text:p>296.88</text:p>
          </table:table-cell>
          <table:table-cell table:style-name="ce1" office:value-type="float" office:value="6.948" calcext:value-type="float">
            <text:p>6.948</text:p>
          </table:table-cell>
          <table:table-cell table:style-name="ce1" office:value-type="float" office:value="21.387" calcext:value-type="float">
            <text:p>21.387</text:p>
          </table:table-cell>
          <table:table-cell office:value-type="float" office:value="3.585" calcext:value-type="float">
            <text:p>3.585</text:p>
          </table:table-cell>
          <table:table-cell table:style-name="Default" table:number-columns-repeated="4"/>
          <table:table-cell table:style-name="ce2"/>
          <table:table-cell table:style-name="ce1" table:number-columns-repeated="6"/>
          <table:table-cell table:style-name="ce2"/>
          <table:table-cell table:style-name="ce1" table:number-columns-repeated="13"/>
          <table:table-cell table:style-name="ce2"/>
          <table:table-cell table:style-name="ce1" table:number-columns-repeated="6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2.89328" calcext:value-type="float">
            <text:p>2.89328</text:p>
          </table:table-cell>
          <table:table-cell table:style-name="ce1" office:value-type="float" office:value="325.23" calcext:value-type="float">
            <text:p>325.23</text:p>
          </table:table-cell>
          <table:table-cell table:style-name="ce1" office:value-type="float" office:value="281.12" calcext:value-type="float">
            <text:p>281.12</text:p>
          </table:table-cell>
          <table:table-cell table:style-name="ce1" office:value-type="float" office:value="296.74" calcext:value-type="float">
            <text:p>296.74</text:p>
          </table:table-cell>
          <table:table-cell table:style-name="ce1" office:value-type="float" office:value="7.011" calcext:value-type="float">
            <text:p>7.011</text:p>
          </table:table-cell>
          <table:table-cell table:style-name="ce1" office:value-type="float" office:value="21.608" calcext:value-type="float">
            <text:p>21.608</text:p>
          </table:table-cell>
          <table:table-cell office:value-type="float" office:value="3.778" calcext:value-type="float">
            <text:p>3.778</text:p>
          </table:table-cell>
          <table:table-cell table:style-name="Default" table:number-columns-repeated="4"/>
          <table:table-cell table:style-name="ce2"/>
          <table:table-cell table:style-name="ce1" table:number-columns-repeated="6"/>
          <table:table-cell table:style-name="ce2"/>
          <table:table-cell table:style-name="ce1" table:number-columns-repeated="8"/>
          <table:table-cell table:style-name="ce2" table:number-columns-repeated="3"/>
          <table:table-cell table:style-name="ce1"/>
          <table:table-cell table:style-name="ce2" table:number-columns-repeated="2"/>
          <table:table-cell table:style-name="ce1"/>
          <table:table-cell table:style-name="ce2" table:number-columns-repeated="2"/>
          <table:table-cell table:style-name="ce1" table:number-columns-repeated="2"/>
          <table:table-cell table:style-name="ce2" table:number-columns-repeated="2"/>
          <table:table-cell table:style-name="ce1"/>
          <table:table-cell table:style-name="ce2" table:number-columns-repeated="6"/>
          <table:table-cell table:style-name="ce1"/>
          <table:table-cell table:style-name="ce2" table:number-columns-repeated="3"/>
          <table:table-cell table:number-columns-repeated="972"/>
        </table:table-row>
        <table:table-row table:style-name="ro1">
          <table:table-cell table:style-name="Default" table:number-columns-repeated="8"/>
          <table:table-cell table:style-name="ce1" table:number-columns-repeated="4"/>
          <table:table-cell table:style-name="ce2" table:number-columns-repeated="7"/>
          <table:table-cell table:style-name="ce1"/>
          <table:table-cell table:style-name="ce2" table:number-columns-repeated="7"/>
          <table:table-cell table:style-name="ce1" table:number-columns-repeated="25"/>
          <table:table-cell table:number-columns-repeated="972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5:.B24])" office:value-type="float" office:value="2.7746384" calcext:value-type="float">
            <text:p>2.7746384</text:p>
          </table:table-cell>
          <table:table-cell table:style-name="ce3" table:formula="of:=AVERAGE([.C5:.C24])/1000" office:value-type="float" office:value="0.3305805" calcext:value-type="float">
            <text:p>0.3305805</text:p>
          </table:table-cell>
          <table:table-cell table:style-name="ce3" table:formula="of:=AVERAGE([.D5:.D24])/1000" office:value-type="float" office:value="0.2793445" calcext:value-type="float">
            <text:p>0.2793445</text:p>
          </table:table-cell>
          <table:table-cell table:style-name="ce3" table:formula="of:=AVERAGE([.E5:.E24])/1000" office:value-type="float" office:value="0.2975535" calcext:value-type="float">
            <text:p>0.2975535</text:p>
          </table:table-cell>
          <table:table-cell table:style-name="ce3" table:formula="of:=AVERAGE([.F5:.F24])/1000" office:value-type="float" office:value="0.00602795" calcext:value-type="float">
            <text:p>0.00602795</text:p>
          </table:table-cell>
          <table:table-cell table:style-name="ce3" table:formula="of:=AVERAGE([.G5:.G24])/1000" office:value-type="float" office:value="0.0207852" calcext:value-type="float">
            <text:p>0.0207852</text:p>
          </table:table-cell>
          <table:table-cell table:style-name="ce3" table:formula="of:=AVERAGE([.H5:.H24])/1000000" office:value-type="float" office:value="0.00000509035" calcext:value-type="float">
            <text:p>5.09035E-06</text:p>
          </table:table-cell>
          <table:table-cell table:style-name="Default" table:number-columns-repeated="4"/>
          <table:table-cell table:style-name="ce1" table:number-columns-repeated="40"/>
          <table:table-cell table:number-columns-repeated="972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5:.B24])" office:value-type="float" office:value="0.436947162559598" calcext:value-type="float">
            <text:p>0.4369471626</text:p>
          </table:table-cell>
          <table:table-cell table:style-name="ce3" table:formula="of:=STDEV([.C5:.C24])/1000" office:value-type="float" office:value="0.0125103946149213" calcext:value-type="float">
            <text:p>0.0125103946</text:p>
          </table:table-cell>
          <table:table-cell table:style-name="ce3" table:formula="of:=STDEV([.D5:.D24])/1000" office:value-type="float" office:value="0.00756785130806972" calcext:value-type="float">
            <text:p>0.0075678513</text:p>
          </table:table-cell>
          <table:table-cell table:style-name="ce3" table:formula="of:=STDEV([.E5:.E24])/1000" office:value-type="float" office:value="0.00910619816388816" calcext:value-type="float">
            <text:p>0.0091061982</text:p>
          </table:table-cell>
          <table:table-cell table:style-name="ce3" table:formula="of:=STDEV([.F5:.F24])/1000" office:value-type="float" office:value="0.00153226359814835" calcext:value-type="float">
            <text:p>0.0015322636</text:p>
          </table:table-cell>
          <table:table-cell table:style-name="ce3" table:formula="of:=STDEV([.G5:.G24])/1000" office:value-type="float" office:value="0.00236690100742455" calcext:value-type="float">
            <text:p>0.002366901</text:p>
          </table:table-cell>
          <table:table-cell table:style-name="ce3" table:formula="of:=STDEV([.H5:.H24])/1000000" office:value-type="float" office:value="0.00000204664709824064" calcext:value-type="float">
            <text:p>2.04664709824064E-06</text:p>
          </table:table-cell>
          <table:table-cell table:style-name="ce1" table:number-columns-repeated="44"/>
          <table:table-cell table:number-columns-repeated="972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27]/[.B26])*100" office:value-type="float" office:value="15.7478957459681" calcext:value-type="float">
            <text:p>15.747895746</text:p>
          </table:table-cell>
          <table:table-cell table:style-name="ce3" table:formula="of:=([.C27]/[.C26])*100" office:value-type="float" office:value="3.78437161747935" calcext:value-type="float">
            <text:p>3.7843716175</text:p>
          </table:table-cell>
          <table:table-cell table:style-name="ce3" table:formula="of:=([.D27]/[.D26])*100" office:value-type="float" office:value="2.70914634369738" calcext:value-type="float">
            <text:p>2.7091463437</text:p>
          </table:table-cell>
          <table:table-cell table:style-name="ce3" table:formula="of:=([.E27]/[.E26])*100" office:value-type="float" office:value="3.06035659600313" calcext:value-type="float">
            <text:p>3.060356596</text:p>
          </table:table-cell>
          <table:table-cell table:style-name="ce3" table:formula="of:=([.F27]/[.F26])*100" office:value-type="float" office:value="25.4193149934613" calcext:value-type="float">
            <text:p>25.4193149935</text:p>
          </table:table-cell>
          <table:table-cell table:style-name="ce3" table:formula="of:=([.G27]/[.G26])*100" office:value-type="float" office:value="11.3874343639924" calcext:value-type="float">
            <text:p>11.387434364</text:p>
          </table:table-cell>
          <table:table-cell table:style-name="ce3" table:formula="of:=([.H27]/[.H26])*100" office:value-type="float" office:value="40.2064120981984" calcext:value-type="float">
            <text:p>40.2064120982</text:p>
          </table:table-cell>
          <table:table-cell table:style-name="ce1" table:number-columns-repeated="44"/>
          <table:table-cell table:number-columns-repeated="972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2*384)/([.B26]*10^(-3)))/1000" office:value-type="float" office:value="276.792824607343" calcext:value-type="float">
            <text:p>276.7928246073</text:p>
          </table:table-cell>
          <table:table-cell table:style-name="ce4" table:formula="of:=((2*384)/([.C26]*10^(-3)))/1000" office:value-type="float" office:value="2323.18603184398" calcext:value-type="float">
            <text:p>2323.186031844</text:p>
          </table:table-cell>
          <table:table-cell table:style-name="ce4" table:formula="of:=((2*384)/([.D26]*10^(-3)))/1000" office:value-type="float" office:value="2749.29343516697" calcext:value-type="float">
            <text:p>2749.293435167</text:p>
          </table:table-cell>
          <table:table-cell table:style-name="ce4" table:formula="of:=((2*384)/([.E26]*10^(-3)))/1000" office:value-type="float" office:value="2581.04845011065" calcext:value-type="float">
            <text:p>2581.0484501107</text:p>
          </table:table-cell>
          <table:table-cell table:style-name="ce4" table:formula="of:=((2*384)/([.F26]*10^(-3)))/1000" office:value-type="float" office:value="127406.498063189" calcext:value-type="float">
            <text:p>127406.498063189</text:p>
          </table:table-cell>
          <table:table-cell table:style-name="ce4" table:formula="of:=((2*384)/([.G26]*10^(-3)))/1000" office:value-type="float" office:value="36949.36781941" calcext:value-type="float">
            <text:p>36949.36781941</text:p>
          </table:table-cell>
          <table:table-cell table:style-name="ce4" table:formula="of:=(12/([.H26]*10^(-3)))/1000" office:value-type="float" office:value="2357401.7503708" calcext:value-type="float">
            <text:p>2357401.7503708</text:p>
          </table:table-cell>
          <table:table-cell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Default"/>
          <table:table-cell table:style-name="ce1"/>
          <table:table-cell table:style-name="Default" table:number-columns-repeated="5"/>
          <table:table-cell table:style-name="ce1" table:formula="of:=[.C26]+[.D26]+[.E26]" office:value-type="float" office:value="0.9074785" calcext:value-type="float">
            <text:p>0.9074785</text:p>
          </table:table-cell>
          <table:table-cell table:number-columns-repeated="4"/>
          <table:table-cell table:style-name="ce1"/>
          <table:table-cell table:style-name="ce2" table:number-columns-repeated="5"/>
          <table:table-cell table:style-name="ce1" table:number-columns-repeated="2"/>
          <table:table-cell table:style-name="ce2" table:number-columns-repeated="6"/>
          <table:table-cell table:style-name="ce1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7" office:value-type="string" calcext:value-type="string" table:number-columns-spanned="7" table:number-rows-spanned="1">
            <text:p>Q8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ce2" table:number-columns-repeated="5"/>
          <table:table-cell table:style-name="ce1" table:number-columns-repeated="5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number-columns-repeated="997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No_csr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ce2" table:number-columns-repeated="5"/>
          <table:table-cell table:style-name="ce1" table:number-columns-repeated="5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number-columns-repeated="997"/>
        </table:table-row>
        <table:table-row table:style-name="ro1">
          <table:table-cell table:style-name="Default" office:value-type="string" calcext:value-type="string">
            <text:p>occupancy</text:p>
          </table:table-cell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style-name="ce11" table:number-columns-repeated="5"/>
          <table:table-cell table:style-name="ce2" table:number-columns-repeated="5"/>
          <table:table-cell table:style-name="ce11"/>
          <table:table-cell table:style-name="ce1"/>
          <table:table-cell table:style-name="ce11"/>
          <table:table-cell table:style-name="ce2" table:number-columns-repeated="5"/>
          <table:table-cell table:style-name="ce11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6" office:value-type="percentage" office:value="0.5" calcext:value-type="percentage">
            <text:p>50.00%</text:p>
          </table:table-cell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Default" table:number-columns-repeated="2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style-name="ce1" table:number-columns-repeated="14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/>
          <table:table-cell table:style-name="Default" office:value-type="float" office:value="2.58464" calcext:value-type="float">
            <text:p>2.58464</text:p>
          </table:table-cell>
          <table:table-cell table:style-name="ce1" office:value-type="float" office:value="447.51" calcext:value-type="float">
            <text:p>447.51</text:p>
          </table:table-cell>
          <table:table-cell table:style-name="ce1" office:value-type="float" office:value="327.3" calcext:value-type="float">
            <text:p>327.3</text:p>
          </table:table-cell>
          <table:table-cell table:style-name="ce1" office:value-type="float" office:value="312.13" calcext:value-type="float">
            <text:p>312.13</text:p>
          </table:table-cell>
          <table:table-cell table:style-name="ce1" office:value-type="float" office:value="28.044" calcext:value-type="float">
            <text:p>28.044</text:p>
          </table:table-cell>
          <table:table-cell table:style-name="ce1" office:value-type="float" office:value="18.916" calcext:value-type="float">
            <text:p>18.916</text:p>
          </table:table-cell>
          <table:table-cell table:style-name="ce1" office:value-type="float" office:value="6.756" calcext:value-type="float">
            <text:p>6.756</text:p>
          </table:table-cell>
          <table:table-cell table:style-name="ce1"/>
          <table:table-cell table:style-name="ce1" office:value-type="string" calcext:value-type="string">
            <text:p>FB_metrics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9067" calcext:value-type="percentage">
            <text:p>90.67%</text:p>
          </table:table-cell>
          <table:table-cell table:style-name="ce12" office:value-type="percentage" office:value="0.1227" calcext:value-type="percentage">
            <text:p>12.27%</text:p>
          </table:table-cell>
          <table:table-cell table:style-name="ce1" table:number-columns-repeated="14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/>
          <table:table-cell table:style-name="Default" office:value-type="float" office:value="2.67232" calcext:value-type="float">
            <text:p>2.67232</text:p>
          </table:table-cell>
          <table:table-cell table:style-name="ce1" office:value-type="float" office:value="425.66" calcext:value-type="float">
            <text:p>425.66</text:p>
          </table:table-cell>
          <table:table-cell table:style-name="ce1" office:value-type="float" office:value="296.29" calcext:value-type="float">
            <text:p>296.29</text:p>
          </table:table-cell>
          <table:table-cell table:style-name="ce1" office:value-type="float" office:value="294.05" calcext:value-type="float">
            <text:p>294.05</text:p>
          </table:table-cell>
          <table:table-cell table:style-name="ce1" office:value-type="float" office:value="6.147" calcext:value-type="float">
            <text:p>6.147</text:p>
          </table:table-cell>
          <table:table-cell table:style-name="ce1" office:value-type="float" office:value="12.161" calcext:value-type="float">
            <text:p>12.161</text:p>
          </table:table-cell>
          <table:table-cell table:style-name="ce1" office:value-type="float" office:value="4.802" calcext:value-type="float">
            <text:p>4.802</text:p>
          </table:table-cell>
          <table:table-cell table:style-name="ce1"/>
          <table:table-cell table:style-name="ce1" office:value-type="string" calcext:value-type="string">
            <text:p>CN</text:p>
          </table:table-cell>
          <table:table-cell table:style-name="ce6" office:value-type="percentage" office:value="0.98" calcext:value-type="percentage">
            <text:p>98.00%</text:p>
          </table:table-cell>
          <table:table-cell table:style-name="ce12" office:value-type="percentage" office:value="0.8642" calcext:value-type="percentage">
            <text:p>86.42%</text:p>
          </table:table-cell>
          <table:table-cell table:style-name="ce6" office:value-type="percentage" office:value="0.3701" calcext:value-type="percentage">
            <text:p>37.01%</text:p>
          </table:table-cell>
          <table:table-cell table:style-name="ce1" table:number-columns-repeated="14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/>
          <table:table-cell table:style-name="Default" office:value-type="float" office:value="2.570368" calcext:value-type="float">
            <text:p>2.570368</text:p>
          </table:table-cell>
          <table:table-cell table:style-name="ce1" office:value-type="float" office:value="445.96" calcext:value-type="float">
            <text:p>445.96</text:p>
          </table:table-cell>
          <table:table-cell table:style-name="ce1" office:value-type="float" office:value="327.76" calcext:value-type="float">
            <text:p>327.76</text:p>
          </table:table-cell>
          <table:table-cell table:style-name="ce1" office:value-type="float" office:value="311.56" calcext:value-type="float">
            <text:p>311.56</text:p>
          </table:table-cell>
          <table:table-cell table:style-name="ce1" office:value-type="float" office:value="30.765" calcext:value-type="float">
            <text:p>30.765</text:p>
          </table:table-cell>
          <table:table-cell table:style-name="ce1" office:value-type="float" office:value="18.663" calcext:value-type="float">
            <text:p>18.663</text:p>
          </table:table-cell>
          <table:table-cell table:style-name="ce1" office:value-type="float" office:value="7.557" calcext:value-type="float">
            <text:p>7.557</text:p>
          </table:table-cell>
          <table:table-cell table:style-name="ce1"/>
          <table:table-cell table:style-name="ce1" office:value-type="string" calcext:value-type="string">
            <text:p>VN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8551" calcext:value-type="percentage">
            <text:p>85.51%</text:p>
          </table:table-cell>
          <table:table-cell table:style-name="ce12" office:value-type="percentage" office:value="0.3689" calcext:value-type="percentage">
            <text:p>36.89%</text:p>
          </table:table-cell>
          <table:table-cell table:style-name="ce1" table:number-columns-repeated="14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3.303904" calcext:value-type="float">
            <text:p>3.303904</text:p>
          </table:table-cell>
          <table:table-cell table:style-name="ce1" office:value-type="float" office:value="446.84" calcext:value-type="float">
            <text:p>446.84</text:p>
          </table:table-cell>
          <table:table-cell table:style-name="ce1" office:value-type="float" office:value="327.52" calcext:value-type="float">
            <text:p>327.52</text:p>
          </table:table-cell>
          <table:table-cell table:style-name="ce1" office:value-type="float" office:value="312.18" calcext:value-type="float">
            <text:p>312.18</text:p>
          </table:table-cell>
          <table:table-cell table:style-name="ce1" office:value-type="float" office:value="30.83" calcext:value-type="float">
            <text:p>30.83</text:p>
          </table:table-cell>
          <table:table-cell table:style-name="ce1" office:value-type="float" office:value="19.593" calcext:value-type="float">
            <text:p>19.593</text:p>
          </table:table-cell>
          <table:table-cell table:style-name="ce1" office:value-type="float" office:value="4.513" calcext:value-type="float">
            <text:p>4.513</text:p>
          </table:table-cell>
          <table:table-cell table:style-name="ce2"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/>
          <table:table-cell table:style-name="Default" office:value-type="float" office:value="3.16" calcext:value-type="float">
            <text:p>3.16</text:p>
          </table:table-cell>
          <table:table-cell table:style-name="ce1" office:value-type="float" office:value="446.46" calcext:value-type="float">
            <text:p>446.46</text:p>
          </table:table-cell>
          <table:table-cell table:style-name="ce1" office:value-type="float" office:value="326.33" calcext:value-type="float">
            <text:p>326.33</text:p>
          </table:table-cell>
          <table:table-cell table:style-name="ce1" office:value-type="float" office:value="312.09" calcext:value-type="float">
            <text:p>312.09</text:p>
          </table:table-cell>
          <table:table-cell table:style-name="ce1" office:value-type="float" office:value="30.704" calcext:value-type="float">
            <text:p>30.704</text:p>
          </table:table-cell>
          <table:table-cell table:style-name="ce1" office:value-type="float" office:value="19.433" calcext:value-type="float">
            <text:p>19.433</text:p>
          </table:table-cell>
          <table:table-cell table:style-name="ce1" office:value-type="float" office:value="7.525" calcext:value-type="float">
            <text:p>7.525</text:p>
          </table:table-cell>
          <table:table-cell table:style-name="ce2"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2.644288" calcext:value-type="float">
            <text:p>2.644288</text:p>
          </table:table-cell>
          <table:table-cell table:style-name="ce1" office:value-type="float" office:value="445.85" calcext:value-type="float">
            <text:p>445.85</text:p>
          </table:table-cell>
          <table:table-cell table:style-name="ce1" office:value-type="float" office:value="327.2" calcext:value-type="float">
            <text:p>327.2</text:p>
          </table:table-cell>
          <table:table-cell table:style-name="ce1" office:value-type="float" office:value="311.45" calcext:value-type="float">
            <text:p>311.45</text:p>
          </table:table-cell>
          <table:table-cell table:style-name="ce1" office:value-type="float" office:value="30.639" calcext:value-type="float">
            <text:p>30.639</text:p>
          </table:table-cell>
          <table:table-cell table:style-name="ce1" office:value-type="float" office:value="18.571" calcext:value-type="float">
            <text:p>18.571</text:p>
          </table:table-cell>
          <table:table-cell table:style-name="ce1" office:value-type="float" office:value="4.034" calcext:value-type="float">
            <text:p>4.034</text:p>
          </table:table-cell>
          <table:table-cell table:style-name="ce2" table:number-columns-repeated="5"/>
          <table:table-cell table:style-name="ce1" table:number-columns-repeated="14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2.58512" calcext:value-type="float">
            <text:p>2.58512</text:p>
          </table:table-cell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327.18" calcext:value-type="float">
            <text:p>327.18</text:p>
          </table:table-cell>
          <table:table-cell table:style-name="ce1" office:value-type="float" office:value="311.56" calcext:value-type="float">
            <text:p>311.56</text:p>
          </table:table-cell>
          <table:table-cell table:style-name="ce1" office:value-type="float" office:value="32.75" calcext:value-type="float">
            <text:p>32.75</text:p>
          </table:table-cell>
          <table:table-cell table:style-name="ce1" office:value-type="float" office:value="18.888" calcext:value-type="float">
            <text:p>18.888</text:p>
          </table:table-cell>
          <table:table-cell table:style-name="ce1" office:value-type="float" office:value="7.588" calcext:value-type="float">
            <text:p>7.588</text:p>
          </table:table-cell>
          <table:table-cell table:style-name="ce2" table:number-columns-repeated="7"/>
          <table:table-cell table:style-name="ce1" table:number-columns-repeated="6"/>
          <table:table-cell table:style-name="ce2" table:number-columns-repeated="2"/>
          <table:table-cell table:style-name="ce1" table:number-columns-repeated="4"/>
          <table:table-cell table:number-columns-repeated="997"/>
        </table:table-row>
        <table:table-row table:style-name="ro1">
          <table:table-cell/>
          <table:table-cell table:style-name="Default" office:value-type="float" office:value="2.66064" calcext:value-type="float">
            <text:p>2.66064</text:p>
          </table:table-cell>
          <table:table-cell table:style-name="ce1" office:value-type="float" office:value="491.63" calcext:value-type="float">
            <text:p>491.63</text:p>
          </table:table-cell>
          <table:table-cell table:style-name="ce1" office:value-type="float" office:value="322.03" calcext:value-type="float">
            <text:p>322.03</text:p>
          </table:table-cell>
          <table:table-cell table:style-name="ce1" office:value-type="float" office:value="305.47" calcext:value-type="float">
            <text:p>305.47</text:p>
          </table:table-cell>
          <table:table-cell table:style-name="ce1" office:value-type="float" office:value="30.573" calcext:value-type="float">
            <text:p>30.573</text:p>
          </table:table-cell>
          <table:table-cell table:style-name="ce1" office:value-type="float" office:value="18.376" calcext:value-type="float">
            <text:p>18.376</text:p>
          </table:table-cell>
          <table:table-cell table:style-name="ce1" office:value-type="float" office:value="5.762" calcext:value-type="float">
            <text:p>5.762</text:p>
          </table:table-cell>
          <table:table-cell table:style-name="ce2" table:number-columns-repeated="5"/>
          <table:table-cell table:style-name="ce1" table:number-columns-repeated="14"/>
          <table:table-cell table:number-columns-repeated="997"/>
        </table:table-row>
        <table:table-row table:style-name="ro1">
          <table:table-cell/>
          <table:table-cell table:style-name="Default" office:value-type="float" office:value="2.98112" calcext:value-type="float">
            <text:p>2.98112</text:p>
          </table:table-cell>
          <table:table-cell table:style-name="ce2" office:value-type="float" office:value="446.39" calcext:value-type="float">
            <text:p>446.39</text:p>
          </table:table-cell>
          <table:table-cell table:style-name="ce2" office:value-type="float" office:value="326.01" calcext:value-type="float">
            <text:p>326.01</text:p>
          </table:table-cell>
          <table:table-cell table:style-name="ce2" office:value-type="float" office:value="312.05" calcext:value-type="float">
            <text:p>312.05</text:p>
          </table:table-cell>
          <table:table-cell table:style-name="ce2" office:value-type="float" office:value="6.401" calcext:value-type="float">
            <text:p>6.401</text:p>
          </table:table-cell>
          <table:table-cell table:style-name="ce2" office:value-type="float" office:value="12.295" calcext:value-type="float">
            <text:p>12.295</text:p>
          </table:table-cell>
          <table:table-cell table:style-name="ce1" office:value-type="float" office:value="7.811" calcext:value-type="float">
            <text:p>7.811</text:p>
          </table:table-cell>
          <table:table-cell table:style-name="ce2" table:number-columns-repeated="4"/>
          <table:table-cell table:style-name="ce1"/>
          <table:table-cell table:style-name="ce2" table:number-columns-repeated="5"/>
          <table:table-cell table:style-name="ce1" table:number-columns-repeated="3"/>
          <table:table-cell table:style-name="ce2" table:number-columns-repeated="5"/>
          <table:table-cell table:style-name="ce1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2.56368" calcext:value-type="float">
            <text:p>2.56368</text:p>
          </table:table-cell>
          <table:table-cell table:style-name="ce2" office:value-type="float" office:value="445.29" calcext:value-type="float">
            <text:p>445.29</text:p>
          </table:table-cell>
          <table:table-cell table:style-name="ce2" office:value-type="float" office:value="326.42" calcext:value-type="float">
            <text:p>326.42</text:p>
          </table:table-cell>
          <table:table-cell table:style-name="ce2" office:value-type="float" office:value="310.29" calcext:value-type="float">
            <text:p>310.29</text:p>
          </table:table-cell>
          <table:table-cell table:style-name="ce2" office:value-type="float" office:value="32.622" calcext:value-type="float">
            <text:p>32.622</text:p>
          </table:table-cell>
          <table:table-cell table:style-name="ce2" office:value-type="float" office:value="18.505" calcext:value-type="float">
            <text:p>18.505</text:p>
          </table:table-cell>
          <table:table-cell table:style-name="ce1" office:value-type="float" office:value="7.524" calcext:value-type="float">
            <text:p>7.524</text:p>
          </table:table-cell>
          <table:table-cell table:style-name="ce2" table:number-columns-repeated="10"/>
          <table:table-cell table:style-name="ce1" table:number-columns-repeated="3"/>
          <table:table-cell table:style-name="ce2" table:number-columns-repeated="5"/>
          <table:table-cell table:style-name="ce1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2.593216" calcext:value-type="float">
            <text:p>2.593216</text:p>
          </table:table-cell>
          <table:table-cell table:style-name="ce2" office:value-type="float" office:value="447.67" calcext:value-type="float">
            <text:p>447.67</text:p>
          </table:table-cell>
          <table:table-cell table:style-name="ce2" office:value-type="float" office:value="328.77" calcext:value-type="float">
            <text:p>328.77</text:p>
          </table:table-cell>
          <table:table-cell table:style-name="ce2" office:value-type="float" office:value="312.22" calcext:value-type="float">
            <text:p>312.22</text:p>
          </table:table-cell>
          <table:table-cell table:style-name="ce2" office:value-type="float" office:value="30.574" calcext:value-type="float">
            <text:p>30.574</text:p>
          </table:table-cell>
          <table:table-cell table:style-name="ce2" office:value-type="float" office:value="18.76" calcext:value-type="float">
            <text:p>18.76</text:p>
          </table:table-cell>
          <table:table-cell table:style-name="ce2" office:value-type="float" office:value="7.844" calcext:value-type="float">
            <text:p>7.844</text:p>
          </table:table-cell>
          <table:table-cell table:style-name="ce2" table:number-columns-repeated="11"/>
          <table:table-cell table:style-name="ce1" table:number-columns-repeated="2"/>
          <table:table-cell table:style-name="ce2" table:number-columns-repeated="6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2.6568" calcext:value-type="float">
            <text:p>2.6568</text:p>
          </table:table-cell>
          <table:table-cell table:style-name="ce2" office:value-type="float" office:value="445.79" calcext:value-type="float">
            <text:p>445.79</text:p>
          </table:table-cell>
          <table:table-cell table:style-name="ce2" office:value-type="float" office:value="331.39" calcext:value-type="float">
            <text:p>331.39</text:p>
          </table:table-cell>
          <table:table-cell table:style-name="ce2" office:value-type="float" office:value="319.77" calcext:value-type="float">
            <text:p>319.77</text:p>
          </table:table-cell>
          <table:table-cell table:style-name="ce2" office:value-type="float" office:value="30.158" calcext:value-type="float">
            <text:p>30.158</text:p>
          </table:table-cell>
          <table:table-cell table:style-name="ce2" office:value-type="float" office:value="19.209" calcext:value-type="float">
            <text:p>19.209</text:p>
          </table:table-cell>
          <table:table-cell table:style-name="ce2" office:value-type="float" office:value="4.323" calcext:value-type="float">
            <text:p>4.323</text:p>
          </table:table-cell>
          <table:table-cell table:style-name="ce2" table:number-columns-repeated="11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3.562624" calcext:value-type="float">
            <text:p>3.562624</text:p>
          </table:table-cell>
          <table:table-cell table:style-name="ce2" office:value-type="float" office:value="445.02" calcext:value-type="float">
            <text:p>445.02</text:p>
          </table:table-cell>
          <table:table-cell table:style-name="ce2" office:value-type="float" office:value="326.66" calcext:value-type="float">
            <text:p>326.66</text:p>
          </table:table-cell>
          <table:table-cell table:style-name="ce2" office:value-type="float" office:value="312.34" calcext:value-type="float">
            <text:p>312.34</text:p>
          </table:table-cell>
          <table:table-cell table:style-name="ce2" office:value-type="float" office:value="31.053" calcext:value-type="float">
            <text:p>31.053</text:p>
          </table:table-cell>
          <table:table-cell table:style-name="ce2" office:value-type="float" office:value="18.733" calcext:value-type="float">
            <text:p>18.733</text:p>
          </table:table-cell>
          <table:table-cell table:style-name="ce2" office:value-type="float" office:value="7.236" calcext:value-type="float">
            <text:p>7.236</text:p>
          </table:table-cell>
          <table:table-cell table:style-name="ce2" table:number-columns-repeated="11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2.631488" calcext:value-type="float">
            <text:p>2.631488</text:p>
          </table:table-cell>
          <table:table-cell table:style-name="ce2" office:value-type="float" office:value="472.36" calcext:value-type="float">
            <text:p>472.36</text:p>
          </table:table-cell>
          <table:table-cell table:style-name="ce2" office:value-type="float" office:value="328.2" calcext:value-type="float">
            <text:p>328.2</text:p>
          </table:table-cell>
          <table:table-cell table:style-name="ce2" office:value-type="float" office:value="313.67" calcext:value-type="float">
            <text:p>313.67</text:p>
          </table:table-cell>
          <table:table-cell table:style-name="ce2" office:value-type="float" office:value="6.049" calcext:value-type="float">
            <text:p>6.049</text:p>
          </table:table-cell>
          <table:table-cell table:style-name="ce2" office:value-type="float" office:value="11.525" calcext:value-type="float">
            <text:p>11.525</text:p>
          </table:table-cell>
          <table:table-cell table:style-name="ce2" office:value-type="float" office:value="4.612" calcext:value-type="float">
            <text:p>4.612</text:p>
          </table:table-cell>
          <table:table-cell table:style-name="ce2" table:number-columns-repeated="11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2.68224" calcext:value-type="float">
            <text:p>2.68224</text:p>
          </table:table-cell>
          <table:table-cell table:style-name="ce2" office:value-type="float" office:value="456.09" calcext:value-type="float">
            <text:p>456.09</text:p>
          </table:table-cell>
          <table:table-cell table:style-name="ce2" office:value-type="float" office:value="308.19" calcext:value-type="float">
            <text:p>308.19</text:p>
          </table:table-cell>
          <table:table-cell table:style-name="ce2" office:value-type="float" office:value="306.17" calcext:value-type="float">
            <text:p>306.17</text:p>
          </table:table-cell>
          <table:table-cell table:style-name="ce2" office:value-type="float" office:value="29.644" calcext:value-type="float">
            <text:p>29.644</text:p>
          </table:table-cell>
          <table:table-cell table:style-name="ce2" office:value-type="float" office:value="19.719" calcext:value-type="float">
            <text:p>19.719</text:p>
          </table:table-cell>
          <table:table-cell table:style-name="ce2" office:value-type="float" office:value="6.914" calcext:value-type="float">
            <text:p>6.914</text:p>
          </table:table-cell>
          <table:table-cell table:style-name="ce2" table:number-columns-repeated="11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3.069088" calcext:value-type="float">
            <text:p>3.069088</text:p>
          </table:table-cell>
          <table:table-cell table:style-name="ce1" office:value-type="float" office:value="445.76" calcext:value-type="float">
            <text:p>445.76</text:p>
          </table:table-cell>
          <table:table-cell table:style-name="ce1" office:value-type="float" office:value="326.3" calcext:value-type="float">
            <text:p>326.3</text:p>
          </table:table-cell>
          <table:table-cell table:style-name="ce1" office:value-type="float" office:value="310.74" calcext:value-type="float">
            <text:p>310.74</text:p>
          </table:table-cell>
          <table:table-cell table:style-name="ce1" office:value-type="float" office:value="28.175" calcext:value-type="float">
            <text:p>28.175</text:p>
          </table:table-cell>
          <table:table-cell table:style-name="ce1" office:value-type="float" office:value="18.379" calcext:value-type="float">
            <text:p>18.379</text:p>
          </table:table-cell>
          <table:table-cell table:style-name="ce2" office:value-type="float" office:value="8.036" calcext:value-type="float">
            <text:p>8.036</text:p>
          </table:table-cell>
          <table:table-cell table:style-name="ce2" table:number-columns-repeated="5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5"/>
          <table:table-cell table:style-name="ce2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3.96288" calcext:value-type="float">
            <text:p>3.96288</text:p>
          </table:table-cell>
          <table:table-cell table:style-name="ce1" office:value-type="float" office:value="446.79" calcext:value-type="float">
            <text:p>446.79</text:p>
          </table:table-cell>
          <table:table-cell table:style-name="ce1" office:value-type="float" office:value="327.79" calcext:value-type="float">
            <text:p>327.79</text:p>
          </table:table-cell>
          <table:table-cell table:style-name="ce1" office:value-type="float" office:value="312.85" calcext:value-type="float">
            <text:p>312.85</text:p>
          </table:table-cell>
          <table:table-cell table:style-name="ce1" office:value-type="float" office:value="30.572" calcext:value-type="float">
            <text:p>30.572</text:p>
          </table:table-cell>
          <table:table-cell table:style-name="ce1" office:value-type="float" office:value="18.791" calcext:value-type="float">
            <text:p>18.791</text:p>
          </table:table-cell>
          <table:table-cell table:style-name="ce2" office:value-type="float" office:value="4.609" calcext:value-type="float">
            <text:p>4.609</text:p>
          </table:table-cell>
          <table:table-cell table:style-name="ce2" table:number-columns-repeated="5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5"/>
          <table:table-cell table:style-name="ce2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2.71216" calcext:value-type="float">
            <text:p>2.71216</text:p>
          </table:table-cell>
          <table:table-cell table:style-name="ce1" office:value-type="float" office:value="446.94" calcext:value-type="float">
            <text:p>446.94</text:p>
          </table:table-cell>
          <table:table-cell table:style-name="ce1" office:value-type="float" office:value="327.16" calcext:value-type="float">
            <text:p>327.16</text:p>
          </table:table-cell>
          <table:table-cell table:style-name="ce1" office:value-type="float" office:value="311.72" calcext:value-type="float">
            <text:p>311.72</text:p>
          </table:table-cell>
          <table:table-cell table:style-name="ce1" office:value-type="float" office:value="32.175" calcext:value-type="float">
            <text:p>32.175</text:p>
          </table:table-cell>
          <table:table-cell table:style-name="ce1" office:value-type="float" office:value="18.92" calcext:value-type="float">
            <text:p>18.92</text:p>
          </table:table-cell>
          <table:table-cell table:style-name="ce1" office:value-type="float" office:value="7.874" calcext:value-type="float">
            <text:p>7.874</text:p>
          </table:table-cell>
          <table:table-cell table:style-name="ce2"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1"/>
          <table:table-cell table:style-name="Default" office:value-type="float" office:value="4.152736" calcext:value-type="float">
            <text:p>4.152736</text:p>
          </table:table-cell>
          <table:table-cell table:style-name="ce1" office:value-type="float" office:value="447.2" calcext:value-type="float">
            <text:p>447.2</text:p>
          </table:table-cell>
          <table:table-cell table:style-name="ce1" office:value-type="float" office:value="327.79" calcext:value-type="float">
            <text:p>327.79</text:p>
          </table:table-cell>
          <table:table-cell table:style-name="ce1" office:value-type="float" office:value="313.16" calcext:value-type="float">
            <text:p>313.16</text:p>
          </table:table-cell>
          <table:table-cell table:style-name="ce1" office:value-type="float" office:value="30.926" calcext:value-type="float">
            <text:p>30.926</text:p>
          </table:table-cell>
          <table:table-cell table:style-name="ce1" office:value-type="float" office:value="19.046" calcext:value-type="float">
            <text:p>19.046</text:p>
          </table:table-cell>
          <table:table-cell office:value-type="float" office:value="4.513" calcext:value-type="float">
            <text:p>4.513</text:p>
          </table:table-cell>
          <table:table-cell table:style-name="ce2" table:number-columns-repeated="5"/>
          <table:table-cell table:style-name="ce1" table:number-columns-repeated="6"/>
          <table:table-cell table:style-name="ce2" table:number-columns-repeated="2"/>
          <table:table-cell table:style-name="ce1" table:number-columns-repeated="6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2.80912" calcext:value-type="float">
            <text:p>2.80912</text:p>
          </table:table-cell>
          <table:table-cell table:style-name="ce1" office:value-type="float" office:value="436.91" calcext:value-type="float">
            <text:p>436.91</text:p>
          </table:table-cell>
          <table:table-cell table:style-name="ce1" office:value-type="float" office:value="311.12" calcext:value-type="float">
            <text:p>311.12</text:p>
          </table:table-cell>
          <table:table-cell table:style-name="ce1" office:value-type="float" office:value="306.58" calcext:value-type="float">
            <text:p>306.58</text:p>
          </table:table-cell>
          <table:table-cell table:style-name="ce1" office:value-type="float" office:value="33.296" calcext:value-type="float">
            <text:p>33.296</text:p>
          </table:table-cell>
          <table:table-cell table:style-name="ce1" office:value-type="float" office:value="19.243" calcext:value-type="float">
            <text:p>19.243</text:p>
          </table:table-cell>
          <table:table-cell office:value-type="float" office:value="7.043" calcext:value-type="float">
            <text:p>7.043</text:p>
          </table:table-cell>
          <table:table-cell table:style-name="ce2" table:number-columns-repeated="5"/>
          <table:table-cell table:style-name="ce1" table:number-columns-repeated="6"/>
          <table:table-cell table:style-name="ce2" table:number-columns-repeated="2"/>
          <table:table-cell table:style-name="ce1" table:number-columns-repeated="6"/>
          <table:table-cell table:number-columns-repeated="997"/>
        </table:table-row>
        <table:table-row table:style-name="ro1">
          <table:table-cell table:style-name="Default" table:number-columns-repeated="8"/>
          <table:table-cell table:style-name="ce1" table:number-columns-repeated="4"/>
          <table:table-cell table:style-name="ce2" table:number-columns-repeated="7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36:.B55])" office:value-type="float" office:value="2.9279216" calcext:value-type="float">
            <text:p>2.9279216</text:p>
          </table:table-cell>
          <table:table-cell table:style-name="ce3" table:formula="of:=AVERAGE([.C36:.C55])/1000" office:value-type="float" office:value="0.449006" calcext:value-type="float">
            <text:p>0.449006</text:p>
          </table:table-cell>
          <table:table-cell table:style-name="ce3" table:formula="of:=AVERAGE([.D36:.D55])/1000" office:value-type="float" office:value="0.3238705" calcext:value-type="float">
            <text:p>0.3238705</text:p>
          </table:table-cell>
          <table:table-cell table:style-name="ce3" table:formula="of:=AVERAGE([.E36:.E55])/1000" office:value-type="float" office:value="0.3106025" calcext:value-type="float">
            <text:p>0.3106025</text:p>
          </table:table-cell>
          <table:table-cell table:style-name="ce3" table:formula="of:=AVERAGE([.F36:.F55])/1000" office:value-type="float" office:value="0.02710485" calcext:value-type="float">
            <text:p>0.02710485</text:p>
          </table:table-cell>
          <table:table-cell table:style-name="ce3" table:formula="of:=AVERAGE([.G36:.G55])/1000" office:value-type="float" office:value="0.0178863" calcext:value-type="float">
            <text:p>0.0178863</text:p>
          </table:table-cell>
          <table:table-cell table:style-name="ce3" table:formula="of:=AVERAGE([.H36:.H55])/1000" office:value-type="float" office:value="0.0063438" calcext:value-type="float">
            <text:p>0.0063438</text:p>
          </table:table-cell>
          <table:table-cell table:style-name="ce2"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36:.B55])" office:value-type="float" office:value="0.475707940756046" calcext:value-type="float">
            <text:p>0.4757079408</text:p>
          </table:table-cell>
          <table:table-cell table:style-name="ce3" table:formula="of:=STDEV([.C36:.C55])" office:value-type="float" office:value="12.9960598887347" calcext:value-type="float">
            <text:p>12.9960598887</text:p>
          </table:table-cell>
          <table:table-cell table:style-name="ce3" table:formula="of:=STDEV([.D36:.D55])/1000" office:value-type="float" office:value="0.00860361091574193" calcext:value-type="float">
            <text:p>0.0086036109</text:p>
          </table:table-cell>
          <table:table-cell table:style-name="ce3" table:formula="of:=STDEV([.E36:.E55])/1000" office:value-type="float" office:value="0.00491978912149697" calcext:value-type="float">
            <text:p>0.0049197891</text:p>
          </table:table-cell>
          <table:table-cell table:style-name="ce3" table:formula="of:=STDEV([.F36:.F55])/1000" office:value-type="float" office:value="0.00910280512736827" calcext:value-type="float">
            <text:p>0.0091028051</text:p>
          </table:table-cell>
          <table:table-cell table:style-name="ce3" table:formula="of:=STDEV([.G36:.G55])/1000" office:value-type="float" office:value="0.00256981654270454" calcext:value-type="float">
            <text:p>0.0025698165</text:p>
          </table:table-cell>
          <table:table-cell table:style-name="ce3" table:formula="of:=STDEV([.H36:.H55])/1000" office:value-type="float" office:value="0.00148754526158472" calcext:value-type="float">
            <text:p>0.0014875453</text:p>
          </table:table-cell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58]/[.B57])*100" office:value-type="float" office:value="16.2472909368901" calcext:value-type="float">
            <text:p>16.2472909369</text:p>
          </table:table-cell>
          <table:table-cell table:style-name="ce3" table:formula="of:=([.C58]/[.C57])*100" office:value-type="float" office:value="2894.40673147679" calcext:value-type="float">
            <text:p>2894.4067314768</text:p>
          </table:table-cell>
          <table:table-cell table:style-name="ce3" table:formula="of:=([.D58]/[.D57])*100" office:value-type="float" office:value="2.65649724681375" calcext:value-type="float">
            <text:p>2.6564972468</text:p>
          </table:table-cell>
          <table:table-cell table:style-name="ce3" table:formula="of:=([.E58]/[.E57])*100" office:value-type="float" office:value="1.58395026488743" calcext:value-type="float">
            <text:p>1.5839502649</text:p>
          </table:table-cell>
          <table:table-cell table:style-name="ce3" table:formula="of:=([.F58]/[.F57])*100" office:value-type="float" office:value="33.5836764540969" calcext:value-type="float">
            <text:p>33.5836764541</text:p>
          </table:table-cell>
          <table:table-cell table:style-name="ce3" table:formula="of:=([.G58]/[.G57])*100" office:value-type="float" office:value="14.3675133633258" calcext:value-type="float">
            <text:p>14.3675133633</text:p>
          </table:table-cell>
          <table:table-cell table:style-name="ce3" table:formula="of:=([.H58]/[.H57])*100" office:value-type="float" office:value="23.4488045270141" calcext:value-type="float">
            <text:p>23.448804527</text:p>
          </table:table-cell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3*384)/([.B57]*10^(-3)))/1000" office:value-type="float" office:value="393.453158035379" calcext:value-type="float">
            <text:p>393.4531580354</text:p>
          </table:table-cell>
          <table:table-cell table:style-name="ce4" table:formula="of:=((3*384)/([.C57]*10^(-3)))/1000" office:value-type="float" office:value="2565.66727393398" calcext:value-type="float">
            <text:p>2565.667273934</text:p>
          </table:table-cell>
          <table:table-cell table:style-name="ce4" table:formula="of:=((3*384)/([.D57]*10^(-3)))/1000" office:value-type="float" office:value="3556.97724862252" calcext:value-type="float">
            <text:p>3556.9772486225</text:p>
          </table:table-cell>
          <table:table-cell table:style-name="ce4" table:formula="of:=((3*384)/([.E57]*10^(-3)))/1000" office:value-type="float" office:value="3708.92056567478" calcext:value-type="float">
            <text:p>3708.9205656748</text:p>
          </table:table-cell>
          <table:table-cell table:style-name="ce4" table:formula="of:=((3*384)/([.F57]*10^(-3)))/1000" office:value-type="float" office:value="42501.618713994" calcext:value-type="float">
            <text:p>42501.618713994</text:p>
          </table:table-cell>
          <table:table-cell table:style-name="ce4" table:formula="of:=((3*384)/([.G57]*10^(-3)))/1000" office:value-type="float" office:value="64406.8365173345" calcext:value-type="float">
            <text:p>64406.8365173345</text:p>
          </table:table-cell>
          <table:table-cell table:style-name="ce4" table:formula="of:=((3*384)/([.H57]*10^(-3)))/1000" office:value-type="float" office:value="181594.627825593" calcext:value-type="float">
            <text:p>181594.627825593</text:p>
          </table:table-cell>
          <table:table-cell table:style-name="ce1" table:number-columns-repeated="19"/>
          <table:table-cell table:number-columns-repeated="997"/>
        </table:table-row>
        <table:table-row table:style-name="ro1">
          <table:table-cell table:style-name="Default"/>
          <table:table-cell table:style-name="ce1" office:value-type="float" office:value="5214.28571428571" calcext:value-type="float">
            <text:p>5214.2857142857</text:p>
          </table:table-cell>
          <table:table-cell table:style-name="Default" table:number-columns-repeated="5"/>
          <table:table-cell table:style-name="ce1" table:formula="of:=[.C57]+[.D57]+[.E57]" office:value-type="float" office:value="1.083479" calcext:value-type="float">
            <text:p>1.083479</text:p>
          </table:table-cell>
          <table:table-cell table:style-name="ce1" table:number-columns-repeated="5"/>
          <table:table-cell table:style-name="ce2" table:number-columns-repeated="5"/>
          <table:table-cell table:style-name="ce1" table:number-columns-repeated="2"/>
          <table:table-cell table:style-name="ce2" table:number-columns-repeated="6"/>
          <table:table-cell table:style-name="ce1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10" office:value-type="string" calcext:value-type="string" table:number-columns-spanned="7" table:number-rows-spanned="1">
            <text:p>Q16</text:p>
          </table:table-cell>
          <table:covered-table-cell table:number-columns-repeated="6" table:style-name="Default"/>
          <table:table-cell table:number-columns-repeated="1016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6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ce1"/>
          <table:table-cell table:style-name="Default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2.726016" calcext:value-type="float">
            <text:p>2.726016</text:p>
          </table:table-cell>
          <table:table-cell table:style-name="ce1" office:value-type="float" office:value="1.0427" calcext:value-type="float">
            <text:p>1.0427</text:p>
          </table:table-cell>
          <table:table-cell table:style-name="ce1" office:value-type="float" office:value="506.09" calcext:value-type="float">
            <text:p>506.09</text:p>
          </table:table-cell>
          <table:table-cell table:style-name="ce1" office:value-type="float" office:value="341.51" calcext:value-type="float">
            <text:p>341.51</text:p>
          </table:table-cell>
          <table:table-cell table:style-name="ce1" office:value-type="float" office:value="20.075" calcext:value-type="float">
            <text:p>20.075</text:p>
          </table:table-cell>
          <table:table-cell table:style-name="ce1" office:value-type="float" office:value="11.815" calcext:value-type="float">
            <text:p>11.815</text:p>
          </table:table-cell>
          <table:table-cell table:style-name="ce1" office:value-type="float" office:value="4.481" calcext:value-type="float">
            <text:p>4.481</text:p>
          </table:table-cell>
          <table:table-cell table:style-name="ce1"/>
          <table:table-cell table:style-name="ce1" office:value-type="string" calcext:value-type="string">
            <text:p>FB_metrics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9185" calcext:value-type="percentage">
            <text:p>91.85%</text:p>
          </table:table-cell>
          <table:table-cell table:style-name="ce12" office:value-type="percentage" office:value="0.245" calcext:value-type="percentage">
            <text:p>24.50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2.65264" calcext:value-type="float">
            <text:p>2.65264</text:p>
          </table:table-cell>
          <table:table-cell table:style-name="ce1" office:value-type="float" office:value="1.0475" calcext:value-type="float">
            <text:p>1.0475</text:p>
          </table:table-cell>
          <table:table-cell table:style-name="ce1" office:value-type="float" office:value="504.04" calcext:value-type="float">
            <text:p>504.04</text:p>
          </table:table-cell>
          <table:table-cell table:style-name="ce1" office:value-type="float" office:value="342.97" calcext:value-type="float">
            <text:p>342.97</text:p>
          </table:table-cell>
          <table:table-cell table:style-name="ce1" office:value-type="float" office:value="20.202" calcext:value-type="float">
            <text:p>20.202</text:p>
          </table:table-cell>
          <table:table-cell table:style-name="ce1" office:value-type="float" office:value="11.494" calcext:value-type="float">
            <text:p>11.494</text:p>
          </table:table-cell>
          <table:table-cell table:style-name="ce1" office:value-type="float" office:value="11.333" calcext:value-type="float">
            <text:p>11.333</text:p>
          </table:table-cell>
          <table:table-cell table:style-name="ce1"/>
          <table:table-cell table:style-name="ce1" office:value-type="string" calcext:value-type="string">
            <text:p>CN</text:p>
          </table:table-cell>
          <table:table-cell table:style-name="ce6" office:value-type="percentage" office:value="0.94" calcext:value-type="percentage">
            <text:p>94.00%</text:p>
          </table:table-cell>
          <table:table-cell table:style-name="ce12" office:value-type="percentage" office:value="0.9042" calcext:value-type="percentage">
            <text:p>90.42%</text:p>
          </table:table-cell>
          <table:table-cell table:style-name="ce6" office:value-type="percentage" office:value="0.7047" calcext:value-type="percentage">
            <text:p>70.47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2.692416" calcext:value-type="float">
            <text:p>2.692416</text:p>
          </table:table-cell>
          <table:table-cell table:style-name="ce1" office:value-type="float" office:value="1.043" calcext:value-type="float">
            <text:p>1.043</text:p>
          </table:table-cell>
          <table:table-cell table:style-name="ce1" office:value-type="float" office:value="505.42" calcext:value-type="float">
            <text:p>505.42</text:p>
          </table:table-cell>
          <table:table-cell table:style-name="ce1" office:value-type="float" office:value="340.68" calcext:value-type="float">
            <text:p>340.68</text:p>
          </table:table-cell>
          <table:table-cell table:style-name="ce1" office:value-type="float" office:value="20.938" calcext:value-type="float">
            <text:p>20.938</text:p>
          </table:table-cell>
          <table:table-cell table:style-name="ce1" office:value-type="float" office:value="11.528" calcext:value-type="float">
            <text:p>11.528</text:p>
          </table:table-cell>
          <table:table-cell table:style-name="ce1" office:value-type="float" office:value="7.555" calcext:value-type="float">
            <text:p>7.555</text:p>
          </table:table-cell>
          <table:table-cell/>
          <table:table-cell table:style-name="ce1" office:value-type="string" calcext:value-type="string">
            <text:p>VN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8724" calcext:value-type="percentage">
            <text:p>87.24%</text:p>
          </table:table-cell>
          <table:table-cell table:style-name="ce12" office:value-type="percentage" office:value="0.7213" calcext:value-type="percentage">
            <text:p>72.13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3.53328" calcext:value-type="float">
            <text:p>3.53328</text:p>
          </table:table-cell>
          <table:table-cell table:style-name="ce1" office:value-type="float" office:value="1.0497" calcext:value-type="float">
            <text:p>1.0497</text:p>
          </table:table-cell>
          <table:table-cell table:style-name="ce1" office:value-type="float" office:value="505.87" calcext:value-type="float">
            <text:p>505.87</text:p>
          </table:table-cell>
          <table:table-cell table:style-name="ce1" office:value-type="float" office:value="344.56" calcext:value-type="float">
            <text:p>344.56</text:p>
          </table:table-cell>
          <table:table-cell table:style-name="ce1" office:value-type="float" office:value="10.051" calcext:value-type="float">
            <text:p>10.051</text:p>
          </table:table-cell>
          <table:table-cell table:style-name="ce1" office:value-type="float" office:value="12.295" calcext:value-type="float">
            <text:p>12.295</text:p>
          </table:table-cell>
          <table:table-cell table:style-name="ce1" office:value-type="float" office:value="4.45" calcext:value-type="float">
            <text:p>4.45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4.22656" calcext:value-type="float">
            <text:p>4.22656</text:p>
          </table:table-cell>
          <table:table-cell table:style-name="ce1" office:value-type="float" office:value="1.1967" calcext:value-type="float">
            <text:p>1.1967</text:p>
          </table:table-cell>
          <table:table-cell table:style-name="ce1" office:value-type="float" office:value="580.41" calcext:value-type="float">
            <text:p>580.41</text:p>
          </table:table-cell>
          <table:table-cell table:style-name="ce1" office:value-type="float" office:value="358.63" calcext:value-type="float">
            <text:p>358.63</text:p>
          </table:table-cell>
          <table:table-cell table:style-name="ce1" office:value-type="float" office:value="20.808" calcext:value-type="float">
            <text:p>20.808</text:p>
          </table:table-cell>
          <table:table-cell table:style-name="ce1" office:value-type="float" office:value="12.614" calcext:value-type="float">
            <text:p>12.614</text:p>
          </table:table-cell>
          <table:table-cell table:style-name="ce1" office:value-type="float" office:value="5.027" calcext:value-type="float">
            <text:p>5.027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4.8672" calcext:value-type="float">
            <text:p>4.8672</text:p>
          </table:table-cell>
          <table:table-cell table:style-name="ce1" office:value-type="float" office:value="1.0419" calcext:value-type="float">
            <text:p>1.0419</text:p>
          </table:table-cell>
          <table:table-cell table:style-name="ce1" office:value-type="float" office:value="507.01" calcext:value-type="float">
            <text:p>507.01</text:p>
          </table:table-cell>
          <table:table-cell table:style-name="ce1" office:value-type="float" office:value="340.31" calcext:value-type="float">
            <text:p>340.31</text:p>
          </table:table-cell>
          <table:table-cell table:style-name="ce1" office:value-type="float" office:value="19.785" calcext:value-type="float">
            <text:p>19.785</text:p>
          </table:table-cell>
          <table:table-cell table:style-name="ce1" office:value-type="float" office:value="11.749" calcext:value-type="float">
            <text:p>11.749</text:p>
          </table:table-cell>
          <table:table-cell table:style-name="ce1" office:value-type="float" office:value="4.546" calcext:value-type="float">
            <text:p>4.546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.88736" calcext:value-type="float">
            <text:p>3.88736</text:p>
          </table:table-cell>
          <table:table-cell table:style-name="ce2" office:value-type="float" office:value="1.3592" calcext:value-type="float">
            <text:p>1.3592</text:p>
          </table:table-cell>
          <table:table-cell table:style-name="ce2" office:value-type="float" office:value="617.33" calcext:value-type="float">
            <text:p>617.33</text:p>
          </table:table-cell>
          <table:table-cell table:style-name="ce1" office:value-type="float" office:value="350.54" calcext:value-type="float">
            <text:p>350.54</text:p>
          </table:table-cell>
          <table:table-cell table:style-name="ce1" office:value-type="float" office:value="11.204" calcext:value-type="float">
            <text:p>11.204</text:p>
          </table:table-cell>
          <table:table-cell table:style-name="ce1" office:value-type="float" office:value="12.326" calcext:value-type="float">
            <text:p>12.326</text:p>
          </table:table-cell>
          <table:table-cell table:style-name="ce1" office:value-type="float" office:value="7.683" calcext:value-type="float">
            <text:p>7.683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3.20912" calcext:value-type="float">
            <text:p>3.20912</text:p>
          </table:table-cell>
          <table:table-cell table:style-name="ce1" office:value-type="float" office:value="1.0475" calcext:value-type="float">
            <text:p>1.0475</text:p>
          </table:table-cell>
          <table:table-cell table:style-name="ce1" office:value-type="float" office:value="505.05" calcext:value-type="float">
            <text:p>505.05</text:p>
          </table:table-cell>
          <table:table-cell table:style-name="ce1" office:value-type="float" office:value="344.63" calcext:value-type="float">
            <text:p>344.63</text:p>
          </table:table-cell>
          <table:table-cell table:style-name="ce1" office:value-type="float" office:value="20.073" calcext:value-type="float">
            <text:p>20.073</text:p>
          </table:table-cell>
          <table:table-cell table:style-name="ce1" office:value-type="float" office:value="11.557" calcext:value-type="float">
            <text:p>11.557</text:p>
          </table:table-cell>
          <table:table-cell table:style-name="ce1" office:value-type="float" office:value="7.429" calcext:value-type="float">
            <text:p>7.429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2.87984" calcext:value-type="float">
            <text:p>2.87984</text:p>
          </table:table-cell>
          <table:table-cell table:style-name="ce2" office:value-type="float" office:value="1.0408" calcext:value-type="float">
            <text:p>1.0408</text:p>
          </table:table-cell>
          <table:table-cell table:style-name="ce2" office:value-type="float" office:value="504.63" calcext:value-type="float">
            <text:p>504.63</text:p>
          </table:table-cell>
          <table:table-cell table:style-name="ce2" office:value-type="float" office:value="339.88" calcext:value-type="float">
            <text:p>339.88</text:p>
          </table:table-cell>
          <table:table-cell table:style-name="ce2" office:value-type="float" office:value="20.682" calcext:value-type="float">
            <text:p>20.682</text:p>
          </table:table-cell>
          <table:table-cell table:style-name="ce2" office:value-type="float" office:value="12.104" calcext:value-type="float">
            <text:p>12.104</text:p>
          </table:table-cell>
          <table:table-cell table:style-name="ce1" office:value-type="float" office:value="7.78" calcext:value-type="float">
            <text:p>7.78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2.896096" calcext:value-type="float">
            <text:p>2.896096</text:p>
          </table:table-cell>
          <table:table-cell table:style-name="ce2" office:value-type="float" office:value="1.041" calcext:value-type="float">
            <text:p>1.041</text:p>
          </table:table-cell>
          <table:table-cell table:style-name="ce2" office:value-type="float" office:value="502.98" calcext:value-type="float">
            <text:p>502.98</text:p>
          </table:table-cell>
          <table:table-cell table:style-name="ce2" office:value-type="float" office:value="341.63" calcext:value-type="float">
            <text:p>341.63</text:p>
          </table:table-cell>
          <table:table-cell table:style-name="ce2" office:value-type="float" office:value="20.425" calcext:value-type="float">
            <text:p>20.425</text:p>
          </table:table-cell>
          <table:table-cell table:style-name="ce2" office:value-type="float" office:value="12.135" calcext:value-type="float">
            <text:p>12.135</text:p>
          </table:table-cell>
          <table:table-cell table:style-name="ce1" office:value-type="float" office:value="7.268" calcext:value-type="float">
            <text:p>7.268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2.81424" calcext:value-type="float">
            <text:p>2.81424</text:p>
          </table:table-cell>
          <table:table-cell table:style-name="ce2" office:value-type="float" office:value="1.0422" calcext:value-type="float">
            <text:p>1.0422</text:p>
          </table:table-cell>
          <table:table-cell table:style-name="ce2" office:value-type="float" office:value="505.21" calcext:value-type="float">
            <text:p>505.21</text:p>
          </table:table-cell>
          <table:table-cell table:style-name="ce2" office:value-type="float" office:value="341.17" calcext:value-type="float">
            <text:p>341.17</text:p>
          </table:table-cell>
          <table:table-cell table:style-name="ce2" office:value-type="float" office:value="20.809" calcext:value-type="float">
            <text:p>20.809</text:p>
          </table:table-cell>
          <table:table-cell table:style-name="ce2" office:value-type="float" office:value="12.421" calcext:value-type="float">
            <text:p>12.421</text:p>
          </table:table-cell>
          <table:table-cell table:style-name="ce2" office:value-type="float" office:value="10.277" calcext:value-type="float">
            <text:p>10.277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.41312" calcext:value-type="float">
            <text:p>3.41312</text:p>
          </table:table-cell>
          <table:table-cell table:style-name="ce2" office:value-type="float" office:value="1.5254" calcext:value-type="float">
            <text:p>1.5254</text:p>
          </table:table-cell>
          <table:table-cell table:style-name="ce2" office:value-type="float" office:value="580.94" calcext:value-type="float">
            <text:p>580.94</text:p>
          </table:table-cell>
          <table:table-cell table:style-name="ce2" office:value-type="float" office:value="373.51" calcext:value-type="float">
            <text:p>373.51</text:p>
          </table:table-cell>
          <table:table-cell table:style-name="ce2" office:value-type="float" office:value="19.754" calcext:value-type="float">
            <text:p>19.754</text:p>
          </table:table-cell>
          <table:table-cell table:style-name="ce2" office:value-type="float" office:value="11.748" calcext:value-type="float">
            <text:p>11.748</text:p>
          </table:table-cell>
          <table:table-cell table:style-name="ce2" office:value-type="float" office:value="8.516" calcext:value-type="float">
            <text:p>8.516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2.6904" calcext:value-type="float">
            <text:p>2.6904</text:p>
          </table:table-cell>
          <table:table-cell table:style-name="ce2" office:value-type="float" office:value="1.0414" calcext:value-type="float">
            <text:p>1.0414</text:p>
          </table:table-cell>
          <table:table-cell table:style-name="ce2" office:value-type="float" office:value="505.7" calcext:value-type="float">
            <text:p>505.7</text:p>
          </table:table-cell>
          <table:table-cell table:style-name="ce2" office:value-type="float" office:value="340.13" calcext:value-type="float">
            <text:p>340.13</text:p>
          </table:table-cell>
          <table:table-cell table:style-name="ce2" office:value-type="float" office:value="20.488" calcext:value-type="float">
            <text:p>20.488</text:p>
          </table:table-cell>
          <table:table-cell table:style-name="ce2" office:value-type="float" office:value="11.555" calcext:value-type="float">
            <text:p>11.555</text:p>
          </table:table-cell>
          <table:table-cell table:style-name="ce2" office:value-type="float" office:value="7.683" calcext:value-type="float">
            <text:p>7.683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2.860576" calcext:value-type="float">
            <text:p>2.860576</text:p>
          </table:table-cell>
          <table:table-cell table:style-name="ce2" office:value-type="float" office:value="1.0402" calcext:value-type="float">
            <text:p>1.0402</text:p>
          </table:table-cell>
          <table:table-cell table:style-name="ce2" office:value-type="float" office:value="504.07" calcext:value-type="float">
            <text:p>504.07</text:p>
          </table:table-cell>
          <table:table-cell table:style-name="ce2" office:value-type="float" office:value="338.73" calcext:value-type="float">
            <text:p>338.73</text:p>
          </table:table-cell>
          <table:table-cell table:style-name="ce2" office:value-type="float" office:value="20.008" calcext:value-type="float">
            <text:p>20.008</text:p>
          </table:table-cell>
          <table:table-cell table:style-name="ce2" office:value-type="float" office:value="11.459" calcext:value-type="float">
            <text:p>11.459</text:p>
          </table:table-cell>
          <table:table-cell table:style-name="ce2" office:value-type="float" office:value="7.588" calcext:value-type="float">
            <text:p>7.588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.268896" calcext:value-type="float">
            <text:p>3.268896</text:p>
          </table:table-cell>
          <table:table-cell table:style-name="ce2" office:value-type="float" office:value="1.0422" calcext:value-type="float">
            <text:p>1.0422</text:p>
          </table:table-cell>
          <table:table-cell table:style-name="ce2" office:value-type="float" office:value="504.47" calcext:value-type="float">
            <text:p>504.47</text:p>
          </table:table-cell>
          <table:table-cell table:style-name="ce2" office:value-type="float" office:value="340.56" calcext:value-type="float">
            <text:p>340.56</text:p>
          </table:table-cell>
          <table:table-cell table:style-name="ce2" office:value-type="float" office:value="20.425" calcext:value-type="float">
            <text:p>20.425</text:p>
          </table:table-cell>
          <table:table-cell table:style-name="ce2" office:value-type="float" office:value="11.461" calcext:value-type="float">
            <text:p>11.461</text:p>
          </table:table-cell>
          <table:table-cell table:style-name="ce2" office:value-type="float" office:value="7.684" calcext:value-type="float">
            <text:p>7.684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2.826624" calcext:value-type="float">
            <text:p>2.826624</text:p>
          </table:table-cell>
          <table:table-cell table:style-name="ce1" office:value-type="float" office:value="1.0493" calcext:value-type="float">
            <text:p>1.0493</text:p>
          </table:table-cell>
          <table:table-cell table:style-name="ce1" office:value-type="float" office:value="506.73" calcext:value-type="float">
            <text:p>506.73</text:p>
          </table:table-cell>
          <table:table-cell table:style-name="ce1" office:value-type="float" office:value="345.45" calcext:value-type="float">
            <text:p>345.45</text:p>
          </table:table-cell>
          <table:table-cell table:style-name="ce1" office:value-type="float" office:value="20.649" calcext:value-type="float">
            <text:p>20.649</text:p>
          </table:table-cell>
          <table:table-cell table:style-name="ce1" office:value-type="float" office:value="11.526" calcext:value-type="float">
            <text:p>11.526</text:p>
          </table:table-cell>
          <table:table-cell table:style-name="ce2" office:value-type="float" office:value="7.524" calcext:value-type="float">
            <text:p>7.524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2.88192" calcext:value-type="float">
            <text:p>2.88192</text:p>
          </table:table-cell>
          <table:table-cell table:style-name="ce1" office:value-type="float" office:value="1.0401" calcext:value-type="float">
            <text:p>1.0401</text:p>
          </table:table-cell>
          <table:table-cell table:style-name="ce1" office:value-type="float" office:value="513.71" calcext:value-type="float">
            <text:p>513.71</text:p>
          </table:table-cell>
          <table:table-cell table:style-name="ce1" office:value-type="float" office:value="339.77" calcext:value-type="float">
            <text:p>339.77</text:p>
          </table:table-cell>
          <table:table-cell table:style-name="ce1" office:value-type="float" office:value="20.074" calcext:value-type="float">
            <text:p>20.074</text:p>
          </table:table-cell>
          <table:table-cell table:style-name="ce1" office:value-type="float" office:value="11.972" calcext:value-type="float">
            <text:p>11.972</text:p>
          </table:table-cell>
          <table:table-cell table:style-name="ce2" office:value-type="float" office:value="5.569" calcext:value-type="float">
            <text:p>5.569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2.841696" calcext:value-type="float">
            <text:p>2.841696</text:p>
          </table:table-cell>
          <table:table-cell table:style-name="ce1" office:value-type="float" office:value="1.0479" calcext:value-type="float">
            <text:p>1.0479</text:p>
          </table:table-cell>
          <table:table-cell table:style-name="ce1" office:value-type="float" office:value="505.44" calcext:value-type="float">
            <text:p>505.44</text:p>
          </table:table-cell>
          <table:table-cell table:style-name="ce1" office:value-type="float" office:value="343.87" calcext:value-type="float">
            <text:p>343.87</text:p>
          </table:table-cell>
          <table:table-cell table:style-name="ce1" office:value-type="float" office:value="20.264" calcext:value-type="float">
            <text:p>20.264</text:p>
          </table:table-cell>
          <table:table-cell table:style-name="ce1" office:value-type="float" office:value="11.942" calcext:value-type="float">
            <text:p>11.942</text:p>
          </table:table-cell>
          <table:table-cell table:style-name="ce1" office:value-type="float" office:value="7.621" calcext:value-type="float">
            <text:p>7.621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Default" office:value-type="float" office:value="3.103104" calcext:value-type="float">
            <text:p>3.103104</text:p>
          </table:table-cell>
          <table:table-cell table:style-name="ce1" office:value-type="float" office:value="1.0419" calcext:value-type="float">
            <text:p>1.0419</text:p>
          </table:table-cell>
          <table:table-cell table:style-name="ce1" office:value-type="float" office:value="505.7" calcext:value-type="float">
            <text:p>505.7</text:p>
          </table:table-cell>
          <table:table-cell table:style-name="ce1" office:value-type="float" office:value="341.02" calcext:value-type="float">
            <text:p>341.02</text:p>
          </table:table-cell>
          <table:table-cell table:style-name="ce1" office:value-type="float" office:value="19.689" calcext:value-type="float">
            <text:p>19.689</text:p>
          </table:table-cell>
          <table:table-cell table:style-name="ce1" office:value-type="float" office:value="11.56" calcext:value-type="float">
            <text:p>11.56</text:p>
          </table:table-cell>
          <table:table-cell office:value-type="float" office:value="4.802" calcext:value-type="float">
            <text:p>4.802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2.767744" calcext:value-type="float">
            <text:p>2.767744</text:p>
          </table:table-cell>
          <table:table-cell table:style-name="ce1" office:value-type="float" office:value="1.0406" calcext:value-type="float">
            <text:p>1.0406</text:p>
          </table:table-cell>
          <table:table-cell table:style-name="ce1" office:value-type="float" office:value="505.09" calcext:value-type="float">
            <text:p>505.09</text:p>
          </table:table-cell>
          <table:table-cell table:style-name="ce1" office:value-type="float" office:value="339.83" calcext:value-type="float">
            <text:p>339.83</text:p>
          </table:table-cell>
          <table:table-cell table:style-name="ce1" office:value-type="float" office:value="20.394" calcext:value-type="float">
            <text:p>20.394</text:p>
          </table:table-cell>
          <table:table-cell table:style-name="ce1" office:value-type="float" office:value="11.428" calcext:value-type="float">
            <text:p>11.428</text:p>
          </table:table-cell>
          <table:table-cell office:value-type="float" office:value="7.491" calcext:value-type="float">
            <text:p>7.491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66:.B85])" office:value-type="float" office:value="3.1519424" calcext:value-type="float">
            <text:p>3.1519424</text:p>
          </table:table-cell>
          <table:table-cell table:style-name="ce3" table:formula="of:=AVERAGE([.C66:.C85])/1000" office:value-type="float" office:value="0.00109106" calcext:value-type="float">
            <text:p>0.00109106</text:p>
          </table:table-cell>
          <table:table-cell table:style-name="ce3" table:formula="of:=AVERAGE([.D66:.D85])/1000" office:value-type="float" office:value="0.5187945" calcext:value-type="float">
            <text:p>0.5187945</text:p>
          </table:table-cell>
          <table:table-cell table:style-name="ce3" table:formula="of:=AVERAGE([.E66:.E85])/1000" office:value-type="float" office:value="0.344469" calcext:value-type="float">
            <text:p>0.344469</text:p>
          </table:table-cell>
          <table:table-cell table:style-name="ce3" table:formula="of:=AVERAGE([.F66:.F85])/1000" office:value-type="float" office:value="0.01933985" calcext:value-type="float">
            <text:p>0.01933985</text:p>
          </table:table-cell>
          <table:table-cell table:style-name="ce3" table:formula="of:=AVERAGE([.G66:.G85])/1000" office:value-type="float" office:value="0.01183445" calcext:value-type="float">
            <text:p>0.01183445</text:p>
          </table:table-cell>
          <table:table-cell table:style-name="ce3" table:formula="of:=AVERAGE([.H66:.H85])/1000" office:value-type="float" office:value="0.00711535" calcext:value-type="float">
            <text:p>0.0071153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66:.B85])" office:value-type="float" office:value="0.584297024795329" calcext:value-type="float">
            <text:p>0.5842970248</text:p>
          </table:table-cell>
          <table:table-cell table:style-name="ce3" table:formula="of:=STDEV([.C66:.C85])" office:value-type="float" office:value="0.127796488708868" calcext:value-type="float">
            <text:p>0.1277964887</text:p>
          </table:table-cell>
          <table:table-cell table:style-name="ce3" table:formula="of:=STDEV([.D66:.D85])/1000" office:value-type="float" office:value="0.0327336520025043" calcext:value-type="float">
            <text:p>0.032733652</text:p>
          </table:table-cell>
          <table:table-cell table:style-name="ce3" table:formula="of:=STDEV([.E66:.E85])/1000" office:value-type="float" office:value="0.00823127725587942" calcext:value-type="float">
            <text:p>0.0082312773</text:p>
          </table:table-cell>
          <table:table-cell table:style-name="ce3" table:formula="of:=STDEV([.F66:.F85])/1000" office:value-type="float" office:value="0.00300696434220015" calcext:value-type="float">
            <text:p>0.0030069643</text:p>
          </table:table-cell>
          <table:table-cell table:style-name="ce3" table:formula="of:=STDEV([.G66:.G85])/1000" office:value-type="float" office:value="0.000369571369789951" calcext:value-type="float">
            <text:p>0.0003695714</text:p>
          </table:table-cell>
          <table:table-cell table:style-name="ce3" table:formula="of:=STDEV([.H66:.H85])/1000" office:value-type="float" office:value="0.00184971688516463" calcext:value-type="float">
            <text:p>0.001849716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88]/[.B87])*100" office:value-type="float" office:value="18.5376809168635" calcext:value-type="float">
            <text:p>18.5376809169</text:p>
          </table:table-cell>
          <table:table-cell table:style-name="ce3" table:formula="of:=([.C88]/[.C87])*100" office:value-type="float" office:value="11713.0578253137" calcext:value-type="float">
            <text:p>11713.0578253137</text:p>
          </table:table-cell>
          <table:table-cell table:style-name="ce3" table:formula="of:=([.D88]/[.D87])*100" office:value-type="float" office:value="6.30956033699361" calcext:value-type="float">
            <text:p>6.309560337</text:p>
          </table:table-cell>
          <table:table-cell table:style-name="ce3" table:formula="of:=([.E88]/[.E87])*100" office:value-type="float" office:value="2.38955530276438" calcext:value-type="float">
            <text:p>2.3895553028</text:p>
          </table:table-cell>
          <table:table-cell table:style-name="ce3" table:formula="of:=([.F88]/[.F87])*100" office:value-type="float" office:value="15.5480230829099" calcext:value-type="float">
            <text:p>15.5480230829</text:p>
          </table:table-cell>
          <table:table-cell table:style-name="ce3" table:formula="of:=([.G88]/[.G87])*100" office:value-type="float" office:value="3.1228436453739" calcext:value-type="float">
            <text:p>3.1228436454</text:p>
          </table:table-cell>
          <table:table-cell table:style-name="ce3" table:formula="of:=([.H88]/[.H87])*100" office:value-type="float" office:value="25.9961475565451" calcext:value-type="float">
            <text:p>25.9961475565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4*384)/([.B87]*10^(-3)))/1000" office:value-type="float" office:value="487.318549983655" calcext:value-type="float">
            <text:p>487.3185499837</text:p>
          </table:table-cell>
          <table:table-cell table:style-name="ce4" table:formula="of:=((4*384)/([.C87]*10^(-3)))/1000" office:value-type="float" office:value="1407805.25360658" calcext:value-type="float">
            <text:p>1407805.25360658</text:p>
          </table:table-cell>
          <table:table-cell table:style-name="ce4" table:formula="of:=((4*384)/([.D87]*10^(-3)))/1000" office:value-type="float" office:value="2960.70987645397" calcext:value-type="float">
            <text:p>2960.709876454</text:p>
          </table:table-cell>
          <table:table-cell table:style-name="ce4" table:formula="of:=((4*384)/([.E87]*10^(-3)))/1000" office:value-type="float" office:value="4459.03695252693" calcext:value-type="float">
            <text:p>4459.0369525269</text:p>
          </table:table-cell>
          <table:table-cell table:style-name="ce4" table:formula="of:=((4*384)/([.F87]*10^(-3)))/1000" office:value-type="float" office:value="79421.505337425" calcext:value-type="float">
            <text:p>79421.505337425</text:p>
          </table:table-cell>
          <table:table-cell table:style-name="ce4" table:formula="of:=((4*384)/([.G87]*10^(-3)))/1000" office:value-type="float" office:value="129790.569058976" calcext:value-type="float">
            <text:p>129790.569058976</text:p>
          </table:table-cell>
          <table:table-cell table:style-name="ce4" table:formula="of:=((4*384)/([.H87]*10^(-3)))/1000" office:value-type="float" office:value="215871.320455073" calcext:value-type="float">
            <text:p>215871.320455073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1"/>
          <table:table-cell table:style-name="Default" table:number-columns-repeated="5"/>
          <table:table-cell table:style-name="ce1" table:formula="of:=[.C87]+[.D87]+[.E87]" office:value-type="float" office:value="0.86435456" calcext:value-type="float">
            <text:p>0.8643545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10" office:value-type="string" calcext:value-type="string" table:number-columns-spanned="7" table:number-rows-spanned="1">
            <text:p>Q32</text:p>
          </table:table-cell>
          <table:covered-table-cell table:number-columns-repeated="6" table:style-name="Default"/>
          <table:table-cell table:number-columns-repeated="1016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number-columns-repeated="1016"/>
        </table:table-row>
        <table:table-row table:style-name="ro1">
          <table:table-cell table:style-name="ce6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/>
          <table:table-cell table:style-name="Default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6.10864" calcext:value-type="float">
            <text:p>6.10864</text:p>
          </table:table-cell>
          <table:table-cell table:style-name="ce1" office:value-type="float" office:value="6.9857" calcext:value-type="float">
            <text:p>6.9857</text:p>
          </table:table-cell>
          <table:table-cell table:style-name="ce1" office:value-type="float" office:value="1.7841" calcext:value-type="float">
            <text:p>1.7841</text:p>
          </table:table-cell>
          <table:table-cell table:style-name="ce1" office:value-type="float" office:value="470.29" calcext:value-type="float">
            <text:p>470.29</text:p>
          </table:table-cell>
          <table:table-cell table:style-name="ce1" office:value-type="float" office:value="30.732" calcext:value-type="float">
            <text:p>30.732</text:p>
          </table:table-cell>
          <table:table-cell table:style-name="ce1" office:value-type="float" office:value="13.509" calcext:value-type="float">
            <text:p>13.509</text:p>
          </table:table-cell>
          <table:table-cell table:style-name="ce1" office:value-type="float" office:value="18.728" calcext:value-type="float">
            <text:p>18.728</text:p>
          </table:table-cell>
          <table:table-cell/>
          <table:table-cell table:style-name="ce1" office:value-type="string" calcext:value-type="string">
            <text:p>FB_metrics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9529" calcext:value-type="percentage">
            <text:p>95.29%</text:p>
          </table:table-cell>
          <table:table-cell table:style-name="ce12" office:value-type="percentage" office:value="0.4933" calcext:value-type="percentage">
            <text:p>49.33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6.20736" calcext:value-type="float">
            <text:p>6.20736</text:p>
          </table:table-cell>
          <table:table-cell table:style-name="ce1" office:value-type="float" office:value="6.8609" calcext:value-type="float">
            <text:p>6.8609</text:p>
          </table:table-cell>
          <table:table-cell table:style-name="ce1" office:value-type="float" office:value="1.8166" calcext:value-type="float">
            <text:p>1.8166</text:p>
          </table:table-cell>
          <table:table-cell table:style-name="ce1" office:value-type="float" office:value="467.98" calcext:value-type="float">
            <text:p>467.98</text:p>
          </table:table-cell>
          <table:table-cell table:style-name="ce1" office:value-type="float" office:value="30.22" calcext:value-type="float">
            <text:p>30.22</text:p>
          </table:table-cell>
          <table:table-cell table:style-name="ce1" office:value-type="float" office:value="13.511" calcext:value-type="float">
            <text:p>13.511</text:p>
          </table:table-cell>
          <table:table-cell table:style-name="ce1" office:value-type="float" office:value="18.727" calcext:value-type="float">
            <text:p>18.727</text:p>
          </table:table-cell>
          <table:table-cell/>
          <table:table-cell table:style-name="ce1" office:value-type="string" calcext:value-type="string">
            <text:p>CN</text:p>
          </table:table-cell>
          <table:table-cell table:style-name="ce6" office:value-type="percentage" office:value="0.75" calcext:value-type="percentage">
            <text:p>75.00%</text:p>
          </table:table-cell>
          <table:table-cell table:style-name="ce12" office:value-type="percentage" office:value="0.9391" calcext:value-type="percentage">
            <text:p>93.91%</text:p>
          </table:table-cell>
          <table:table-cell table:style-name="ce6" office:value-type="percentage" office:value="0.7141" calcext:value-type="percentage">
            <text:p>71.41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7.01184" calcext:value-type="float">
            <text:p>7.01184</text:p>
          </table:table-cell>
          <table:table-cell table:style-name="ce1" office:value-type="float" office:value="6.3486" calcext:value-type="float">
            <text:p>6.3486</text:p>
          </table:table-cell>
          <table:table-cell table:style-name="ce1" office:value-type="float" office:value="1.9215" calcext:value-type="float">
            <text:p>1.9215</text:p>
          </table:table-cell>
          <table:table-cell table:style-name="ce1" office:value-type="float" office:value="468.56" calcext:value-type="float">
            <text:p>468.56</text:p>
          </table:table-cell>
          <table:table-cell table:style-name="ce1" office:value-type="float" office:value="30.732" calcext:value-type="float">
            <text:p>30.732</text:p>
          </table:table-cell>
          <table:table-cell table:style-name="ce1" office:value-type="float" office:value="14.245" calcext:value-type="float">
            <text:p>14.245</text:p>
          </table:table-cell>
          <table:table-cell table:style-name="ce1" office:value-type="float" office:value="18.438" calcext:value-type="float">
            <text:p>18.438</text:p>
          </table:table-cell>
          <table:table-cell/>
          <table:table-cell table:style-name="ce1" office:value-type="string" calcext:value-type="string">
            <text:p>VN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864" calcext:value-type="percentage">
            <text:p>86.40%</text:p>
          </table:table-cell>
          <table:table-cell table:style-name="ce12" office:value-type="percentage" office:value="0.8783" calcext:value-type="percentage">
            <text:p>87.83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6.26304" calcext:value-type="float">
            <text:p>6.26304</text:p>
          </table:table-cell>
          <table:table-cell table:style-name="ce1" office:value-type="float" office:value="6.7341" calcext:value-type="float">
            <text:p>6.7341</text:p>
          </table:table-cell>
          <table:table-cell table:style-name="ce1" office:value-type="float" office:value="1.6673" calcext:value-type="float">
            <text:p>1.6673</text:p>
          </table:table-cell>
          <table:table-cell table:style-name="ce1" office:value-type="float" office:value="469.71" calcext:value-type="float">
            <text:p>469.71</text:p>
          </table:table-cell>
          <table:table-cell table:style-name="ce1" office:value-type="float" office:value="30.443" calcext:value-type="float">
            <text:p>30.443</text:p>
          </table:table-cell>
          <table:table-cell table:style-name="ce1" office:value-type="float" office:value="12.39" calcext:value-type="float">
            <text:p>12.39</text:p>
          </table:table-cell>
          <table:table-cell table:style-name="ce1" office:value-type="float" office:value="8.867" calcext:value-type="float">
            <text:p>8.867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6.3656" calcext:value-type="float">
            <text:p>6.3656</text:p>
          </table:table-cell>
          <table:table-cell table:style-name="ce1" office:value-type="float" office:value="6.7282" calcext:value-type="float">
            <text:p>6.7282</text:p>
          </table:table-cell>
          <table:table-cell table:style-name="ce1" office:value-type="float" office:value="1.6682" calcext:value-type="float">
            <text:p>1.6682</text:p>
          </table:table-cell>
          <table:table-cell table:style-name="ce1" office:value-type="float" office:value="461.57" calcext:value-type="float">
            <text:p>461.57</text:p>
          </table:table-cell>
          <table:table-cell table:style-name="ce1" office:value-type="float" office:value="30.35" calcext:value-type="float">
            <text:p>30.35</text:p>
          </table:table-cell>
          <table:table-cell table:style-name="ce1" office:value-type="float" office:value="13.733" calcext:value-type="float">
            <text:p>13.733</text:p>
          </table:table-cell>
          <table:table-cell table:style-name="ce1" office:value-type="float" office:value="18.921" calcext:value-type="float">
            <text:p>18.92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.37184" calcext:value-type="float">
            <text:p>6.37184</text:p>
          </table:table-cell>
          <table:table-cell table:style-name="ce1" office:value-type="float" office:value="6.4728" calcext:value-type="float">
            <text:p>6.4728</text:p>
          </table:table-cell>
          <table:table-cell table:style-name="ce1" office:value-type="float" office:value="1.756" calcext:value-type="float">
            <text:p>1.756</text:p>
          </table:table-cell>
          <table:table-cell table:style-name="ce1" office:value-type="float" office:value="468.17" calcext:value-type="float">
            <text:p>468.17</text:p>
          </table:table-cell>
          <table:table-cell table:style-name="ce1" office:value-type="float" office:value="29.804" calcext:value-type="float">
            <text:p>29.804</text:p>
          </table:table-cell>
          <table:table-cell table:style-name="ce1" office:value-type="float" office:value="14.275" calcext:value-type="float">
            <text:p>14.275</text:p>
          </table:table-cell>
          <table:table-cell table:style-name="ce1" office:value-type="float" office:value="19.208" calcext:value-type="float">
            <text:p>19.208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.767872" calcext:value-type="float">
            <text:p>6.767872</text:p>
          </table:table-cell>
          <table:table-cell table:style-name="ce2" office:value-type="float" office:value="6.5703" calcext:value-type="float">
            <text:p>6.5703</text:p>
          </table:table-cell>
          <table:table-cell table:style-name="ce2" office:value-type="float" office:value="1.7613" calcext:value-type="float">
            <text:p>1.7613</text:p>
          </table:table-cell>
          <table:table-cell table:style-name="ce1" office:value-type="float" office:value="466.08" calcext:value-type="float">
            <text:p>466.08</text:p>
          </table:table-cell>
          <table:table-cell table:style-name="ce1" office:value-type="float" office:value="30.927" calcext:value-type="float">
            <text:p>30.927</text:p>
          </table:table-cell>
          <table:table-cell table:style-name="ce1" office:value-type="float" office:value="13.573" calcext:value-type="float">
            <text:p>13.573</text:p>
          </table:table-cell>
          <table:table-cell table:style-name="ce1" office:value-type="float" office:value="18.409" calcext:value-type="float">
            <text:p>18.409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6.752416" calcext:value-type="float">
            <text:p>6.752416</text:p>
          </table:table-cell>
          <table:table-cell table:style-name="ce1" office:value-type="float" office:value="6.6366" calcext:value-type="float">
            <text:p>6.6366</text:p>
          </table:table-cell>
          <table:table-cell table:style-name="ce1" office:value-type="float" office:value="1.7288" calcext:value-type="float">
            <text:p>1.7288</text:p>
          </table:table-cell>
          <table:table-cell table:style-name="ce1" office:value-type="float" office:value="467.56" calcext:value-type="float">
            <text:p>467.56</text:p>
          </table:table-cell>
          <table:table-cell table:style-name="ce1" office:value-type="float" office:value="30.157" calcext:value-type="float">
            <text:p>30.157</text:p>
          </table:table-cell>
          <table:table-cell table:style-name="ce1" office:value-type="float" office:value="14.146" calcext:value-type="float">
            <text:p>14.146</text:p>
          </table:table-cell>
          <table:table-cell table:style-name="ce1" office:value-type="float" office:value="18.598" calcext:value-type="float">
            <text:p>18.598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6.562912" calcext:value-type="float">
            <text:p>6.562912</text:p>
          </table:table-cell>
          <table:table-cell table:style-name="ce2" office:value-type="float" office:value="6.5069" calcext:value-type="float">
            <text:p>6.5069</text:p>
          </table:table-cell>
          <table:table-cell table:style-name="ce2" office:value-type="float" office:value="1.7927" calcext:value-type="float">
            <text:p>1.7927</text:p>
          </table:table-cell>
          <table:table-cell table:style-name="ce2" office:value-type="float" office:value="468.82" calcext:value-type="float">
            <text:p>468.82</text:p>
          </table:table-cell>
          <table:table-cell table:style-name="ce2" office:value-type="float" office:value="30.03" calcext:value-type="float">
            <text:p>30.03</text:p>
          </table:table-cell>
          <table:table-cell table:style-name="ce2" office:value-type="float" office:value="13.83" calcext:value-type="float">
            <text:p>13.83</text:p>
          </table:table-cell>
          <table:table-cell table:style-name="ce1" office:value-type="float" office:value="19.112" calcext:value-type="float">
            <text:p>19.112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.754176" calcext:value-type="float">
            <text:p>6.754176</text:p>
          </table:table-cell>
          <table:table-cell table:style-name="ce2" office:value-type="float" office:value="6.7459" calcext:value-type="float">
            <text:p>6.7459</text:p>
          </table:table-cell>
          <table:table-cell table:style-name="ce2" office:value-type="float" office:value="1.7875" calcext:value-type="float">
            <text:p>1.7875</text:p>
          </table:table-cell>
          <table:table-cell table:style-name="ce2" office:value-type="float" office:value="532.31" calcext:value-type="float">
            <text:p>532.31</text:p>
          </table:table-cell>
          <table:table-cell table:style-name="ce2" office:value-type="float" office:value="29.835" calcext:value-type="float">
            <text:p>29.835</text:p>
          </table:table-cell>
          <table:table-cell table:style-name="ce2" office:value-type="float" office:value="13.474" calcext:value-type="float">
            <text:p>13.474</text:p>
          </table:table-cell>
          <table:table-cell table:style-name="ce1" office:value-type="float" office:value="18.759" calcext:value-type="float">
            <text:p>18.759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.187456" calcext:value-type="float">
            <text:p>6.187456</text:p>
          </table:table-cell>
          <table:table-cell table:style-name="ce2" office:value-type="float" office:value="6.6217" calcext:value-type="float">
            <text:p>6.6217</text:p>
          </table:table-cell>
          <table:table-cell table:style-name="ce2" office:value-type="float" office:value="1.843" calcext:value-type="float">
            <text:p>1.843</text:p>
          </table:table-cell>
          <table:table-cell table:style-name="ce2" office:value-type="float" office:value="492.6" calcext:value-type="float">
            <text:p>492.6</text:p>
          </table:table-cell>
          <table:table-cell table:style-name="ce2" office:value-type="float" office:value="27.372" calcext:value-type="float">
            <text:p>27.372</text:p>
          </table:table-cell>
          <table:table-cell table:style-name="ce2" office:value-type="float" office:value="14.056" calcext:value-type="float">
            <text:p>14.056</text:p>
          </table:table-cell>
          <table:table-cell table:style-name="ce2" office:value-type="float" office:value="18.217" calcext:value-type="float">
            <text:p>18.217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.42256" calcext:value-type="float">
            <text:p>6.42256</text:p>
          </table:table-cell>
          <table:table-cell table:style-name="ce2" office:value-type="float" office:value="6.5271" calcext:value-type="float">
            <text:p>6.5271</text:p>
          </table:table-cell>
          <table:table-cell table:style-name="ce2" office:value-type="float" office:value="1.7696" calcext:value-type="float">
            <text:p>1.7696</text:p>
          </table:table-cell>
          <table:table-cell table:style-name="ce2" office:value-type="float" office:value="468.16" calcext:value-type="float">
            <text:p>468.16</text:p>
          </table:table-cell>
          <table:table-cell table:style-name="ce2" office:value-type="float" office:value="30.155" calcext:value-type="float">
            <text:p>30.155</text:p>
          </table:table-cell>
          <table:table-cell table:style-name="ce2" office:value-type="float" office:value="13.765" calcext:value-type="float">
            <text:p>13.765</text:p>
          </table:table-cell>
          <table:table-cell table:style-name="ce2" office:value-type="float" office:value="18.663" calcext:value-type="float">
            <text:p>18.663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7.543136" calcext:value-type="float">
            <text:p>7.543136</text:p>
          </table:table-cell>
          <table:table-cell table:style-name="ce2" office:value-type="float" office:value="6.8077" calcext:value-type="float">
            <text:p>6.8077</text:p>
          </table:table-cell>
          <table:table-cell table:style-name="ce2" office:value-type="float" office:value="1.7797" calcext:value-type="float">
            <text:p>1.7797</text:p>
          </table:table-cell>
          <table:table-cell table:style-name="ce2" office:value-type="float" office:value="470.46" calcext:value-type="float">
            <text:p>470.46</text:p>
          </table:table-cell>
          <table:table-cell table:style-name="ce2" office:value-type="float" office:value="30.7" calcext:value-type="float">
            <text:p>30.7</text:p>
          </table:table-cell>
          <table:table-cell table:style-name="ce2" office:value-type="float" office:value="13.447" calcext:value-type="float">
            <text:p>13.447</text:p>
          </table:table-cell>
          <table:table-cell table:style-name="ce2" office:value-type="float" office:value="18.311" calcext:value-type="float">
            <text:p>18.31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7.05024" calcext:value-type="float">
            <text:p>7.05024</text:p>
          </table:table-cell>
          <table:table-cell table:style-name="ce2" office:value-type="float" office:value="6.5803" calcext:value-type="float">
            <text:p>6.5803</text:p>
          </table:table-cell>
          <table:table-cell table:style-name="ce2" office:value-type="float" office:value="1.7618" calcext:value-type="float">
            <text:p>1.7618</text:p>
          </table:table-cell>
          <table:table-cell table:style-name="ce2" office:value-type="float" office:value="466.71" calcext:value-type="float">
            <text:p>466.71</text:p>
          </table:table-cell>
          <table:table-cell table:style-name="ce2" office:value-type="float" office:value="39.698" calcext:value-type="float">
            <text:p>39.698</text:p>
          </table:table-cell>
          <table:table-cell table:style-name="ce2" office:value-type="float" office:value="14.116" calcext:value-type="float">
            <text:p>14.116</text:p>
          </table:table-cell>
          <table:table-cell table:style-name="ce2" office:value-type="float" office:value="28.014" calcext:value-type="float">
            <text:p>28.014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.804256" calcext:value-type="float">
            <text:p>6.804256</text:p>
          </table:table-cell>
          <table:table-cell table:style-name="ce2" office:value-type="float" office:value="6.6909" calcext:value-type="float">
            <text:p>6.6909</text:p>
          </table:table-cell>
          <table:table-cell table:style-name="ce2" office:value-type="float" office:value="1.8043" calcext:value-type="float">
            <text:p>1.8043</text:p>
          </table:table-cell>
          <table:table-cell table:style-name="ce2" office:value-type="float" office:value="465.67" calcext:value-type="float">
            <text:p>465.67</text:p>
          </table:table-cell>
          <table:table-cell table:style-name="ce2" office:value-type="float" office:value="39.697" calcext:value-type="float">
            <text:p>39.697</text:p>
          </table:table-cell>
          <table:table-cell table:style-name="ce2" office:value-type="float" office:value="14.186" calcext:value-type="float">
            <text:p>14.186</text:p>
          </table:table-cell>
          <table:table-cell table:style-name="ce2" office:value-type="float" office:value="18.248" calcext:value-type="float">
            <text:p>18.248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.615776" calcext:value-type="float">
            <text:p>6.615776</text:p>
          </table:table-cell>
          <table:table-cell table:style-name="ce1" office:value-type="float" office:value="7.0748" calcext:value-type="float">
            <text:p>7.0748</text:p>
          </table:table-cell>
          <table:table-cell table:style-name="ce1" office:value-type="float" office:value="1.8018" calcext:value-type="float">
            <text:p>1.8018</text:p>
          </table:table-cell>
          <table:table-cell table:style-name="ce1" office:value-type="float" office:value="754.6" calcext:value-type="float">
            <text:p>754.6</text:p>
          </table:table-cell>
          <table:table-cell table:style-name="ce1" office:value-type="float" office:value="39.793" calcext:value-type="float">
            <text:p>39.793</text:p>
          </table:table-cell>
          <table:table-cell table:style-name="ce1" office:value-type="float" office:value="13.8" calcext:value-type="float">
            <text:p>13.8</text:p>
          </table:table-cell>
          <table:table-cell table:style-name="ce2" office:value-type="float" office:value="24.809" calcext:value-type="float">
            <text:p>24.809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.162176" calcext:value-type="float">
            <text:p>6.162176</text:p>
          </table:table-cell>
          <table:table-cell table:style-name="ce1" office:value-type="float" office:value="6.0202" calcext:value-type="float">
            <text:p>6.0202</text:p>
          </table:table-cell>
          <table:table-cell table:style-name="ce1" office:value-type="float" office:value="1.9583" calcext:value-type="float">
            <text:p>1.9583</text:p>
          </table:table-cell>
          <table:table-cell table:style-name="ce1" office:value-type="float" office:value="437.32" calcext:value-type="float">
            <text:p>437.32</text:p>
          </table:table-cell>
          <table:table-cell table:style-name="ce1" office:value-type="float" office:value="39.598" calcext:value-type="float">
            <text:p>39.598</text:p>
          </table:table-cell>
          <table:table-cell table:style-name="ce1" office:value-type="float" office:value="13.828" calcext:value-type="float">
            <text:p>13.828</text:p>
          </table:table-cell>
          <table:table-cell table:style-name="ce2" office:value-type="float" office:value="29.228" calcext:value-type="float">
            <text:p>29.228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7.222176" calcext:value-type="float">
            <text:p>7.222176</text:p>
          </table:table-cell>
          <table:table-cell table:style-name="ce1" office:value-type="float" office:value="6.3776" calcext:value-type="float">
            <text:p>6.3776</text:p>
          </table:table-cell>
          <table:table-cell table:style-name="ce1" office:value-type="float" office:value="1.8244" calcext:value-type="float">
            <text:p>1.8244</text:p>
          </table:table-cell>
          <table:table-cell table:style-name="ce1" office:value-type="float" office:value="471.75" calcext:value-type="float">
            <text:p>471.75</text:p>
          </table:table-cell>
          <table:table-cell table:style-name="ce1" office:value-type="float" office:value="39.151" calcext:value-type="float">
            <text:p>39.151</text:p>
          </table:table-cell>
          <table:table-cell table:style-name="ce1" office:value-type="float" office:value="14.052" calcext:value-type="float">
            <text:p>14.052</text:p>
          </table:table-cell>
          <table:table-cell table:style-name="ce1" office:value-type="float" office:value="14.054" calcext:value-type="float">
            <text:p>14.054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Default" office:value-type="float" office:value="6.16" calcext:value-type="float">
            <text:p>6.16</text:p>
          </table:table-cell>
          <table:table-cell table:style-name="ce1" office:value-type="float" office:value="7.1783" calcext:value-type="float">
            <text:p>7.1783</text:p>
          </table:table-cell>
          <table:table-cell table:style-name="ce1" office:value-type="float" office:value="1.788" calcext:value-type="float">
            <text:p>1.788</text:p>
          </table:table-cell>
          <table:table-cell table:style-name="ce1" office:value-type="float" office:value="765.93" calcext:value-type="float">
            <text:p>765.93</text:p>
          </table:table-cell>
          <table:table-cell table:style-name="ce1" office:value-type="float" office:value="20.937" calcext:value-type="float">
            <text:p>20.937</text:p>
          </table:table-cell>
          <table:table-cell table:style-name="ce1" office:value-type="float" office:value="14.184" calcext:value-type="float">
            <text:p>14.184</text:p>
          </table:table-cell>
          <table:table-cell office:value-type="float" office:value="7.715" calcext:value-type="float">
            <text:p>7.715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.21312" calcext:value-type="float">
            <text:p>6.21312</text:p>
          </table:table-cell>
          <table:table-cell table:style-name="ce1" office:value-type="float" office:value="6.7579" calcext:value-type="float">
            <text:p>6.7579</text:p>
          </table:table-cell>
          <table:table-cell table:style-name="ce1" office:value-type="float" office:value="1.7065" calcext:value-type="float">
            <text:p>1.7065</text:p>
          </table:table-cell>
          <table:table-cell table:style-name="ce1" office:value-type="float" office:value="466.48" calcext:value-type="float">
            <text:p>466.48</text:p>
          </table:table-cell>
          <table:table-cell table:style-name="ce1" office:value-type="float" office:value="39.569" calcext:value-type="float">
            <text:p>39.569</text:p>
          </table:table-cell>
          <table:table-cell table:style-name="ce1" office:value-type="float" office:value="13.637" calcext:value-type="float">
            <text:p>13.637</text:p>
          </table:table-cell>
          <table:table-cell office:value-type="float" office:value="18.665" calcext:value-type="float">
            <text:p>18.665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96:.B115])" office:value-type="float" office:value="6.5773296" calcext:value-type="float">
            <text:p>6.5773296</text:p>
          </table:table-cell>
          <table:table-cell table:style-name="ce3" table:formula="of:=AVERAGE([.C96:.C115])" office:value-type="float" office:value="6.661325" calcext:value-type="float">
            <text:p>6.661325</text:p>
          </table:table-cell>
          <table:table-cell table:style-name="ce3" table:formula="of:=AVERAGE([.D96:.D115])" office:value-type="float" office:value="1.78607" calcext:value-type="float">
            <text:p>1.78607</text:p>
          </table:table-cell>
          <table:table-cell table:style-name="ce3" table:formula="of:=AVERAGE([.E96:.E115])/1000" office:value-type="float" office:value="0.5000365" calcext:value-type="float">
            <text:p>0.5000365</text:p>
          </table:table-cell>
          <table:table-cell table:style-name="ce3" table:formula="of:=AVERAGE([.F96:.F115])/1000" office:value-type="float" office:value="0.032495" calcext:value-type="float">
            <text:p>0.032495</text:p>
          </table:table-cell>
          <table:table-cell table:style-name="ce3" table:formula="of:=AVERAGE([.G96:.G115])/1000" office:value-type="float" office:value="0.01378785" calcext:value-type="float">
            <text:p>0.01378785</text:p>
          </table:table-cell>
          <table:table-cell table:style-name="ce3" table:formula="of:=AVERAGE([.H96:.H115])/1000" office:value-type="float" office:value="0.01868455" calcext:value-type="float">
            <text:p>0.0186845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96:.B115])" office:value-type="float" office:value="0.404577186255686" calcext:value-type="float">
            <text:p>0.4045771863</text:p>
          </table:table-cell>
          <table:table-cell table:style-name="ce3" table:formula="of:=STDEV([.C96:.C115])" office:value-type="float" office:value="0.263138720419878" calcext:value-type="float">
            <text:p>0.2631387204</text:p>
          </table:table-cell>
          <table:table-cell table:style-name="ce3" table:formula="of:=STDEV([.D96:.D115])" office:value-type="float" office:value="0.0704532850080182" calcext:value-type="float">
            <text:p>0.070453285</text:p>
          </table:table-cell>
          <table:table-cell table:style-name="ce3" table:formula="of:=STDEV([.E96:.E115])/1000" office:value-type="float" office:value="0.0906529670472714" calcext:value-type="float">
            <text:p>0.090652967</text:p>
          </table:table-cell>
          <table:table-cell table:style-name="ce3" table:formula="of:=STDEV([.F96:.F115])/1000" office:value-type="float" office:value="0.00522575213423112" calcext:value-type="float">
            <text:p>0.0052257521</text:p>
          </table:table-cell>
          <table:table-cell table:style-name="ce3" table:formula="of:=STDEV([.G96:.G115])/1000" office:value-type="float" office:value="0.000431548286619482" calcext:value-type="float">
            <text:p>0.0004315483</text:p>
          </table:table-cell>
          <table:table-cell table:style-name="ce3" table:formula="of:=STDEV([.H96:.H115])/1000" office:value-type="float" office:value="0.00500044627982028" calcext:value-type="float">
            <text:p>0.005000446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118]/[.B117])*100" office:value-type="float" office:value="6.15108578800257" calcext:value-type="float">
            <text:p>6.151085788</text:p>
          </table:table-cell>
          <table:table-cell table:style-name="ce3" table:formula="of:=([.C118]/[.C117])*100" office:value-type="float" office:value="3.95024594085828" calcext:value-type="float">
            <text:p>3.9502459409</text:p>
          </table:table-cell>
          <table:table-cell table:style-name="ce3" table:formula="of:=([.D118]/[.D117])*100" office:value-type="float" office:value="3.94459819648828" calcext:value-type="float">
            <text:p>3.9445981965</text:p>
          </table:table-cell>
          <table:table-cell table:style-name="ce3" table:formula="of:=([.E118]/[.E117])*100" office:value-type="float" office:value="18.1292699727463" calcext:value-type="float">
            <text:p>18.1292699727</text:p>
          </table:table-cell>
          <table:table-cell table:style-name="ce3" table:formula="of:=([.F118]/[.F117])*100" office:value-type="float" office:value="16.0817114455489" calcext:value-type="float">
            <text:p>16.0817114455</text:p>
          </table:table-cell>
          <table:table-cell table:style-name="ce3" table:formula="of:=([.G118]/[.G117])*100" office:value-type="float" office:value="3.12991718519916" calcext:value-type="float">
            <text:p>3.1299171852</text:p>
          </table:table-cell>
          <table:table-cell table:style-name="ce3" table:formula="of:=([.H118]/[.H117])*100" office:value-type="float" office:value="26.7624656725491" calcext:value-type="float">
            <text:p>26.7624656725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5*384)/([.B117]*10^(-3)))/1000" office:value-type="float" office:value="291.911781340561" calcext:value-type="float">
            <text:p>291.9117813406</text:p>
          </table:table-cell>
          <table:table-cell table:style-name="ce4" table:formula="of:=((5*310)/([.C117]*10^(-3)))/1000" office:value-type="float" office:value="232.686440010058" calcext:value-type="float">
            <text:p>232.6864400101</text:p>
          </table:table-cell>
          <table:table-cell table:style-name="ce4" table:formula="of:=((5*310)/([.D117]*10^(-3)))/1000" office:value-type="float" office:value="867.827128835936" calcext:value-type="float">
            <text:p>867.8271288359</text:p>
          </table:table-cell>
          <table:table-cell table:style-name="ce4" table:formula="of:=((5*310)/([.E117]*10^(-3)))/1000" office:value-type="float" office:value="3099.77371651869" calcext:value-type="float">
            <text:p>3099.7737165187</text:p>
          </table:table-cell>
          <table:table-cell table:style-name="ce4" table:formula="of:=((5*310)/([.F117]*10^(-3)))/1000" office:value-type="float" office:value="47699.6460993999" calcext:value-type="float">
            <text:p>47699.6460993999</text:p>
          </table:table-cell>
          <table:table-cell table:style-name="ce4" table:formula="of:=((5*310)/([.G117]*10^(-3)))/1000" office:value-type="float" office:value="112417.817136102" calcext:value-type="float">
            <text:p>112417.817136102</text:p>
          </table:table-cell>
          <table:table-cell table:style-name="ce4" table:formula="of:=((5*310)/([.H117]*10^(-3)))/1000" office:value-type="float" office:value="82956.239245794" calcext:value-type="float">
            <text:p>82956.239245794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1"/>
          <table:table-cell table:style-name="Default" table:number-columns-repeated="5"/>
          <table:table-cell table:style-name="ce1" table:formula="of:=[.C117]+[.D117]+[.E117]" office:value-type="float" office:value="8.9474315" calcext:value-type="float">
            <text:p>8.9474315</text:p>
          </table:table-cell>
          <table:table-cell table:number-columns-repeated="1016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453.51pt" svg:height="255.09pt" svg:x="2.83pt" svg:y="314.59pt">
            <loext:p draw:notify-on-update-of-ranges="Sheet2.A1:Sheet2.A20 Sheet2.B1:Sheet2.B20 Sheet2.C1:Sheet2.C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4" table:default-cell-style-name="Default"/>
        <table:table-row table:style-name="ro1">
          <table:table-cell office:value-type="float" office:value="6.10864" calcext:value-type="float">
            <text:p>6.10864</text:p>
          </table:table-cell>
          <table:table-cell office:value-type="float" office:value="6.250432" calcext:value-type="float">
            <text:p>6.250432</text:p>
          </table:table-cell>
          <table:table-cell office:value-type="float" office:value="8.233184" calcext:value-type="float">
            <text:p>8.233184</text:p>
          </table:table-cell>
          <table:table-cell table:formula="of:=MIN([.A1:.C1])" office:value-type="float" office:value="6.10864" calcext:value-type="float">
            <text:p>6.10864</text:p>
          </table:table-cell>
        </table:table-row>
        <table:table-row table:style-name="ro1">
          <table:table-cell office:value-type="float" office:value="6.20736" calcext:value-type="float">
            <text:p>6.20736</text:p>
          </table:table-cell>
          <table:table-cell office:value-type="float" office:value="9.21344" calcext:value-type="float">
            <text:p>9.21344</text:p>
          </table:table-cell>
          <table:table-cell office:value-type="float" office:value="7.828" calcext:value-type="float">
            <text:p>7.828</text:p>
          </table:table-cell>
          <table:table-cell table:formula="of:=MIN([.A2:.C2])" office:value-type="float" office:value="6.20736" calcext:value-type="float">
            <text:p>6.20736</text:p>
          </table:table-cell>
        </table:table-row>
        <table:table-row table:style-name="ro1">
          <table:table-cell office:value-type="float" office:value="7.01184" calcext:value-type="float">
            <text:p>7.01184</text:p>
          </table:table-cell>
          <table:table-cell office:value-type="float" office:value="8.30336" calcext:value-type="float">
            <text:p>8.30336</text:p>
          </table:table-cell>
          <table:table-cell office:value-type="float" office:value="7.8464" calcext:value-type="float">
            <text:p>7.8464</text:p>
          </table:table-cell>
          <table:table-cell table:formula="of:=MIN([.A3:.C3])" office:value-type="float" office:value="7.01184" calcext:value-type="float">
            <text:p>7.01184</text:p>
          </table:table-cell>
        </table:table-row>
        <table:table-row table:style-name="ro1">
          <table:table-cell office:value-type="float" office:value="6.26304" calcext:value-type="float">
            <text:p>6.26304</text:p>
          </table:table-cell>
          <table:table-cell office:value-type="float" office:value="8.67872" calcext:value-type="float">
            <text:p>8.67872</text:p>
          </table:table-cell>
          <table:table-cell office:value-type="float" office:value="6.582272" calcext:value-type="float">
            <text:p>6.582272</text:p>
          </table:table-cell>
          <table:table-cell table:formula="of:=MIN([.A4:.C4])" office:value-type="float" office:value="6.26304" calcext:value-type="float">
            <text:p>6.26304</text:p>
          </table:table-cell>
        </table:table-row>
        <table:table-row table:style-name="ro1">
          <table:table-cell office:value-type="float" office:value="6.3656" calcext:value-type="float">
            <text:p>6.3656</text:p>
          </table:table-cell>
          <table:table-cell office:value-type="float" office:value="7.108064" calcext:value-type="float">
            <text:p>7.108064</text:p>
          </table:table-cell>
          <table:table-cell office:value-type="float" office:value="8.252" calcext:value-type="float">
            <text:p>8.252</text:p>
          </table:table-cell>
          <table:table-cell table:formula="of:=MIN([.A5:.C5])" office:value-type="float" office:value="6.3656" calcext:value-type="float">
            <text:p>6.3656</text:p>
          </table:table-cell>
        </table:table-row>
        <table:table-row table:style-name="ro1">
          <table:table-cell office:value-type="float" office:value="7.782624" calcext:value-type="float">
            <text:p>7.782624</text:p>
          </table:table-cell>
          <table:table-cell office:value-type="float" office:value="7.12304" calcext:value-type="float">
            <text:p>7.12304</text:p>
          </table:table-cell>
          <table:table-cell office:value-type="float" office:value="6.37184" calcext:value-type="float">
            <text:p>6.37184</text:p>
          </table:table-cell>
          <table:table-cell table:formula="of:=MIN([.A6:.C6])" office:value-type="float" office:value="6.37184" calcext:value-type="float">
            <text:p>6.37184</text:p>
          </table:table-cell>
        </table:table-row>
        <table:table-row table:style-name="ro1">
          <table:table-cell office:value-type="float" office:value="6.767872" calcext:value-type="float">
            <text:p>6.767872</text:p>
          </table:table-cell>
          <table:table-cell office:value-type="float" office:value="6.88128" calcext:value-type="float">
            <text:p>6.88128</text:p>
          </table:table-cell>
          <table:table-cell office:value-type="float" office:value="7.11008" calcext:value-type="float">
            <text:p>7.11008</text:p>
          </table:table-cell>
          <table:table-cell table:formula="of:=MIN([.A7:.C7])" office:value-type="float" office:value="6.767872" calcext:value-type="float">
            <text:p>6.767872</text:p>
          </table:table-cell>
        </table:table-row>
        <table:table-row table:style-name="ro1">
          <table:table-cell office:value-type="float" office:value="8.92624" calcext:value-type="float">
            <text:p>8.92624</text:p>
          </table:table-cell>
          <table:table-cell office:value-type="float" office:value="6.752416" calcext:value-type="float">
            <text:p>6.752416</text:p>
          </table:table-cell>
          <table:table-cell office:value-type="float" office:value="7.460736" calcext:value-type="float">
            <text:p>7.460736</text:p>
          </table:table-cell>
          <table:table-cell table:formula="of:=MIN([.A8:.C8])" office:value-type="float" office:value="6.752416" calcext:value-type="float">
            <text:p>6.752416</text:p>
          </table:table-cell>
        </table:table-row>
        <table:table-row table:style-name="ro1">
          <table:table-cell office:value-type="float" office:value="8.3808" calcext:value-type="float">
            <text:p>8.3808</text:p>
          </table:table-cell>
          <table:table-cell office:value-type="float" office:value="6.562912" calcext:value-type="float">
            <text:p>6.562912</text:p>
          </table:table-cell>
          <table:table-cell office:value-type="float" office:value="7.15776" calcext:value-type="float">
            <text:p>7.15776</text:p>
          </table:table-cell>
          <table:table-cell table:formula="of:=MIN([.A9:.C9])" office:value-type="float" office:value="6.562912" calcext:value-type="float">
            <text:p>6.562912</text:p>
          </table:table-cell>
        </table:table-row>
        <table:table-row table:style-name="ro1">
          <table:table-cell office:value-type="float" office:value="6.754176" calcext:value-type="float">
            <text:p>6.754176</text:p>
          </table:table-cell>
          <table:table-cell office:value-type="float" office:value="6.945952" calcext:value-type="float">
            <text:p>6.945952</text:p>
          </table:table-cell>
          <table:table-cell office:value-type="float" office:value="8.039616" calcext:value-type="float">
            <text:p>8.039616</text:p>
          </table:table-cell>
          <table:table-cell table:formula="of:=MIN([.A10:.C10])" office:value-type="float" office:value="6.754176" calcext:value-type="float">
            <text:p>6.754176</text:p>
          </table:table-cell>
        </table:table-row>
        <table:table-row table:style-name="ro1">
          <table:table-cell office:value-type="float" office:value="7.11248" calcext:value-type="float">
            <text:p>7.11248</text:p>
          </table:table-cell>
          <table:table-cell office:value-type="float" office:value="6.932" calcext:value-type="float">
            <text:p>6.932</text:p>
          </table:table-cell>
          <table:table-cell office:value-type="float" office:value="6.187456" calcext:value-type="float">
            <text:p>6.187456</text:p>
          </table:table-cell>
          <table:table-cell table:formula="of:=MIN([.A11:.C11])" office:value-type="float" office:value="6.187456" calcext:value-type="float">
            <text:p>6.187456</text:p>
          </table:table-cell>
        </table:table-row>
        <table:table-row table:style-name="ro1">
          <table:table-cell office:value-type="float" office:value="8.08976" calcext:value-type="float">
            <text:p>8.08976</text:p>
          </table:table-cell>
          <table:table-cell office:value-type="float" office:value="11.33072" calcext:value-type="float">
            <text:p>11.33072</text:p>
          </table:table-cell>
          <table:table-cell office:value-type="float" office:value="6.42256" calcext:value-type="float">
            <text:p>6.42256</text:p>
          </table:table-cell>
          <table:table-cell table:formula="of:=MIN([.A12:.C12])" office:value-type="float" office:value="6.42256" calcext:value-type="float">
            <text:p>6.42256</text:p>
          </table:table-cell>
        </table:table-row>
        <table:table-row table:style-name="ro1">
          <table:table-cell office:value-type="float" office:value="7.570432" calcext:value-type="float">
            <text:p>7.570432</text:p>
          </table:table-cell>
          <table:table-cell office:value-type="float" office:value="8.4816" calcext:value-type="float">
            <text:p>8.4816</text:p>
          </table:table-cell>
          <table:table-cell office:value-type="float" office:value="7.543136" calcext:value-type="float">
            <text:p>7.543136</text:p>
          </table:table-cell>
          <table:table-cell table:formula="of:=MIN([.A13:.C13])" office:value-type="float" office:value="7.543136" calcext:value-type="float">
            <text:p>7.543136</text:p>
          </table:table-cell>
        </table:table-row>
        <table:table-row table:style-name="ro1">
          <table:table-cell office:value-type="float" office:value="7.1896" calcext:value-type="float">
            <text:p>7.1896</text:p>
          </table:table-cell>
          <table:table-cell office:value-type="float" office:value="7.05024" calcext:value-type="float">
            <text:p>7.05024</text:p>
          </table:table-cell>
          <table:table-cell office:value-type="float" office:value="7.360096" calcext:value-type="float">
            <text:p>7.360096</text:p>
          </table:table-cell>
          <table:table-cell table:formula="of:=MIN([.A14:.C14])" office:value-type="float" office:value="7.05024" calcext:value-type="float">
            <text:p>7.05024</text:p>
          </table:table-cell>
        </table:table-row>
        <table:table-row table:style-name="ro1">
          <table:table-cell office:value-type="float" office:value="7.6808" calcext:value-type="float">
            <text:p>7.6808</text:p>
          </table:table-cell>
          <table:table-cell office:value-type="float" office:value="7.41872" calcext:value-type="float">
            <text:p>7.41872</text:p>
          </table:table-cell>
          <table:table-cell office:value-type="float" office:value="6.804256" calcext:value-type="float">
            <text:p>6.804256</text:p>
          </table:table-cell>
          <table:table-cell table:formula="of:=MIN([.A15:.C15])" office:value-type="float" office:value="6.804256" calcext:value-type="float">
            <text:p>6.804256</text:p>
          </table:table-cell>
        </table:table-row>
        <table:table-row table:style-name="ro1">
          <table:table-cell office:value-type="float" office:value="7.89184" calcext:value-type="float">
            <text:p>7.89184</text:p>
          </table:table-cell>
          <table:table-cell office:value-type="float" office:value="6.781152" calcext:value-type="float">
            <text:p>6.781152</text:p>
          </table:table-cell>
          <table:table-cell office:value-type="float" office:value="6.615776" calcext:value-type="float">
            <text:p>6.615776</text:p>
          </table:table-cell>
          <table:table-cell table:formula="of:=MIN([.A16:.C16])" office:value-type="float" office:value="6.615776" calcext:value-type="float">
            <text:p>6.615776</text:p>
          </table:table-cell>
        </table:table-row>
        <table:table-row table:style-name="ro1">
          <table:table-cell office:value-type="float" office:value="6.162176" calcext:value-type="float">
            <text:p>6.162176</text:p>
          </table:table-cell>
          <table:table-cell office:value-type="float" office:value="8.16976" calcext:value-type="float">
            <text:p>8.16976</text:p>
          </table:table-cell>
          <table:table-cell office:value-type="float" office:value="7.956064" calcext:value-type="float">
            <text:p>7.956064</text:p>
          </table:table-cell>
          <table:table-cell table:formula="of:=MIN([.A17:.C17])" office:value-type="float" office:value="6.162176" calcext:value-type="float">
            <text:p>6.162176</text:p>
          </table:table-cell>
        </table:table-row>
        <table:table-row table:style-name="ro1">
          <table:table-cell office:value-type="float" office:value="8.106464" calcext:value-type="float">
            <text:p>8.106464</text:p>
          </table:table-cell>
          <table:table-cell office:value-type="float" office:value="7.38064" calcext:value-type="float">
            <text:p>7.38064</text:p>
          </table:table-cell>
          <table:table-cell office:value-type="float" office:value="7.222176" calcext:value-type="float">
            <text:p>7.222176</text:p>
          </table:table-cell>
          <table:table-cell table:formula="of:=MIN([.A18:.C18])" office:value-type="float" office:value="7.222176" calcext:value-type="float">
            <text:p>7.222176</text:p>
          </table:table-cell>
        </table:table-row>
        <table:table-row table:style-name="ro1">
          <table:table-cell office:value-type="float" office:value="6.247456" calcext:value-type="float">
            <text:p>6.247456</text:p>
          </table:table-cell>
          <table:table-cell office:value-type="float" office:value="6.16" calcext:value-type="float">
            <text:p>6.16</text:p>
          </table:table-cell>
          <table:table-cell office:value-type="float" office:value="7.13088" calcext:value-type="float">
            <text:p>7.13088</text:p>
          </table:table-cell>
          <table:table-cell table:formula="of:=MIN([.A19:.C19])" office:value-type="float" office:value="6.16" calcext:value-type="float">
            <text:p>6.16</text:p>
          </table:table-cell>
        </table:table-row>
        <table:table-row table:style-name="ro1">
          <table:table-cell office:value-type="float" office:value="7.17456" calcext:value-type="float">
            <text:p>7.17456</text:p>
          </table:table-cell>
          <table:table-cell office:value-type="float" office:value="6.21312" calcext:value-type="float">
            <text:p>6.21312</text:p>
          </table:table-cell>
          <table:table-cell office:value-type="float" office:value="7.224224" calcext:value-type="float">
            <text:p>7.224224</text:p>
          </table:table-cell>
          <table:table-cell table:formula="of:=MIN([.A20:.C20])" office:value-type="float" office:value="6.21312" calcext:value-type="float">
            <text:p>6.213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8">00/00/0000</text:date>, <text:time style:data-style-name="N2" text:time-value="22:59:13.2216395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21:39:31.066622683</meta:creation-date>
    <dc:date>2020-07-18T00:34:10.583294811</dc:date>
    <meta:editing-duration>P1DT5H5M4S</meta:editing-duration>
    <meta:editing-cycles>23</meta:editing-cycles>
    <meta:generator>LibreOffice/5.1.6.2$Linux_AARCH64 LibreOffice_project/10m0$Build-2</meta:generator>
    <meta:document-statistic meta:table-count="2" meta:cell-count="8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703cm" style:legend-expansion="high" chart:style-name="ch2"/>
        <chart:plot-area chart:style-name="ch3" table:cell-range-address="Sheet2.A1:Sheet2.C20" svg:x="0.32cm" svg:y="0.18cm" svg:width="12.508cm" svg:height="8.64cm">
          <chartooo:coordinate-region svg:x="0.756cm" svg:y="0.379cm" svg:width="11.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1:Sheet2.A20" chart:class="chart:line">
            <chart:data-point chart:repeated="20"/>
          </chart:series>
          <chart:series chart:style-name="ch7" chart:values-cell-range-address="Sheet2.B1:Sheet2.B20" chart:class="chart:line">
            <chart:data-point chart:repeated="20"/>
          </chart:series>
          <chart:series chart:style-name="ch8" chart:values-cell-range-address="Sheet2.C1:Sheet2.C20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10864">
                <text:p>6.10864</text:p>
                <draw:g>
                  <svg:desc>Sheet2.A1:Sheet2.A20</svg:desc>
                </draw:g>
              </table:table-cell>
              <table:table-cell office:value-type="float" office:value="6.250432">
                <text:p>6.250432</text:p>
                <draw:g>
                  <svg:desc>Sheet2.B1:Sheet2.B20</svg:desc>
                </draw:g>
              </table:table-cell>
              <table:table-cell office:value-type="float" office:value="8.233184">
                <text:p>8.233184</text:p>
                <draw:g>
                  <svg:desc>Sheet2.C1:Sheet2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20736">
                <text:p>6.20736</text:p>
              </table:table-cell>
              <table:table-cell office:value-type="float" office:value="9.21344">
                <text:p>9.21344</text:p>
              </table:table-cell>
              <table:table-cell office:value-type="float" office:value="7.828">
                <text:p>7.8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01184">
                <text:p>7.01184</text:p>
              </table:table-cell>
              <table:table-cell office:value-type="float" office:value="8.30336">
                <text:p>8.30336</text:p>
              </table:table-cell>
              <table:table-cell office:value-type="float" office:value="7.8464">
                <text:p>7.84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26304">
                <text:p>6.26304</text:p>
              </table:table-cell>
              <table:table-cell office:value-type="float" office:value="8.67872">
                <text:p>8.67872</text:p>
              </table:table-cell>
              <table:table-cell office:value-type="float" office:value="6.582272">
                <text:p>6.582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3656">
                <text:p>6.3656</text:p>
              </table:table-cell>
              <table:table-cell office:value-type="float" office:value="7.108064">
                <text:p>7.108064</text:p>
              </table:table-cell>
              <table:table-cell office:value-type="float" office:value="8.252">
                <text:p>8.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782624">
                <text:p>7.782624</text:p>
              </table:table-cell>
              <table:table-cell office:value-type="float" office:value="7.12304">
                <text:p>7.12304</text:p>
              </table:table-cell>
              <table:table-cell office:value-type="float" office:value="6.37184">
                <text:p>6.371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767872">
                <text:p>6.767872</text:p>
              </table:table-cell>
              <table:table-cell office:value-type="float" office:value="6.88128">
                <text:p>6.88128</text:p>
              </table:table-cell>
              <table:table-cell office:value-type="float" office:value="7.11008">
                <text:p>7.110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92624">
                <text:p>8.92624</text:p>
              </table:table-cell>
              <table:table-cell office:value-type="float" office:value="6.752416">
                <text:p>6.752416</text:p>
              </table:table-cell>
              <table:table-cell office:value-type="float" office:value="7.460736">
                <text:p>7.4607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3808">
                <text:p>8.3808</text:p>
              </table:table-cell>
              <table:table-cell office:value-type="float" office:value="6.562912">
                <text:p>6.562912</text:p>
              </table:table-cell>
              <table:table-cell office:value-type="float" office:value="7.15776">
                <text:p>7.157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754176">
                <text:p>6.754176</text:p>
              </table:table-cell>
              <table:table-cell office:value-type="float" office:value="6.945952">
                <text:p>6.945952</text:p>
              </table:table-cell>
              <table:table-cell office:value-type="float" office:value="8.039616">
                <text:p>8.0396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11248">
                <text:p>7.11248</text:p>
              </table:table-cell>
              <table:table-cell office:value-type="float" office:value="6.932">
                <text:p>6.932</text:p>
              </table:table-cell>
              <table:table-cell office:value-type="float" office:value="6.187456">
                <text:p>6.1874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08976">
                <text:p>8.08976</text:p>
              </table:table-cell>
              <table:table-cell office:value-type="float" office:value="11.33072">
                <text:p>11.33072</text:p>
              </table:table-cell>
              <table:table-cell office:value-type="float" office:value="6.42256">
                <text:p>6.422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570432">
                <text:p>7.570432</text:p>
              </table:table-cell>
              <table:table-cell office:value-type="float" office:value="8.4816">
                <text:p>8.4816</text:p>
              </table:table-cell>
              <table:table-cell office:value-type="float" office:value="7.543136">
                <text:p>7.5431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1896">
                <text:p>7.1896</text:p>
              </table:table-cell>
              <table:table-cell office:value-type="float" office:value="7.05024">
                <text:p>7.05024</text:p>
              </table:table-cell>
              <table:table-cell office:value-type="float" office:value="7.360096">
                <text:p>7.3600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6808">
                <text:p>7.6808</text:p>
              </table:table-cell>
              <table:table-cell office:value-type="float" office:value="7.41872">
                <text:p>7.41872</text:p>
              </table:table-cell>
              <table:table-cell office:value-type="float" office:value="6.804256">
                <text:p>6.8042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89184">
                <text:p>7.89184</text:p>
              </table:table-cell>
              <table:table-cell office:value-type="float" office:value="6.781152">
                <text:p>6.781152</text:p>
              </table:table-cell>
              <table:table-cell office:value-type="float" office:value="6.615776">
                <text:p>6.6157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162176">
                <text:p>6.162176</text:p>
              </table:table-cell>
              <table:table-cell office:value-type="float" office:value="8.16976">
                <text:p>8.16976</text:p>
              </table:table-cell>
              <table:table-cell office:value-type="float" office:value="7.956064">
                <text:p>7.9560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106464">
                <text:p>8.106464</text:p>
              </table:table-cell>
              <table:table-cell office:value-type="float" office:value="7.38064">
                <text:p>7.38064</text:p>
              </table:table-cell>
              <table:table-cell office:value-type="float" office:value="7.222176">
                <text:p>7.2221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247456">
                <text:p>6.247456</text:p>
              </table:table-cell>
              <table:table-cell office:value-type="float" office:value="6.16">
                <text:p>6.16</text:p>
              </table:table-cell>
              <table:table-cell office:value-type="float" office:value="7.13088">
                <text:p>7.130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17456">
                <text:p>7.17456</text:p>
              </table:table-cell>
              <table:table-cell office:value-type="float" office:value="6.21312">
                <text:p>6.21312</text:p>
              </table:table-cell>
              <table:table-cell office:value-type="float" office:value="7.224224">
                <text:p>7.2242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AARCH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